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桃園市第1選舉區">
      <style:table-properties table:display="true" style:writing-mode="lr-tb"/>
    </style:style>
    <style:style style:name="ta2" style:family="table" style:master-page-name="PageStyle_5f_桃園市第2選舉區">
      <style:table-properties table:display="true" style:writing-mode="lr-tb"/>
    </style:style>
    <style:style style:name="ta3" style:family="table" style:master-page-name="PageStyle_5f_桃園市第3選舉區">
      <style:table-properties table:display="true" style:writing-mode="lr-tb"/>
    </style:style>
    <style:style style:name="ta4" style:family="table" style:master-page-name="PageStyle_5f_桃園市第4選舉區">
      <style:table-properties table:display="true" style:writing-mode="lr-tb"/>
    </style:style>
    <style:style style:name="ta5" style:family="table" style:master-page-name="PageStyle_5f_桃園市第5選舉區">
      <style:table-properties table:display="true" style:writing-mode="lr-tb"/>
    </style:style>
    <style:style style:name="ta6" style:family="table" style:master-page-name="PageStyle_5f_桃園市第6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桃園市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桃園市第1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馬治薇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鄭運鵬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牛煦庭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0600" calcext:value-type="float">
            <text:p>20,600</text:p>
          </table:table-cell>
          <table:table-cell table:style-name="ce3" office:value-type="float" office:value="103466" calcext:value-type="float">
            <text:p>103,466</text:p>
          </table:table-cell>
          <table:table-cell table:style-name="ce3" office:value-type="float" office:value="116571" calcext:value-type="float">
            <text:p>116,571</text:p>
          </table:table-cell>
          <table:table-cell table:style-name="ce3" office:value-type="float" office:value="240637" calcext:value-type="float">
            <text:p>240,637</text:p>
          </table:table-cell>
          <table:table-cell table:style-name="ce3" office:value-type="float" office:value="4680" calcext:value-type="float">
            <text:p>4,680</text:p>
          </table:table-cell>
          <table:table-cell table:style-name="ce3" office:value-type="float" office:value="245317" calcext:value-type="float">
            <text:p>245,3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5323" calcext:value-type="float">
            <text:p>245,323</text:p>
          </table:table-cell>
          <table:table-cell table:style-name="ce3" office:value-type="float" office:value="94235" calcext:value-type="float">
            <text:p>94,235</text:p>
          </table:table-cell>
          <table:table-cell table:style-name="ce3" office:value-type="float" office:value="339558" calcext:value-type="float">
            <text:p>339,558</text:p>
          </table:table-cell>
          <table:table-cell table:style-name="ce4" office:value-type="string" calcext:value-type="string">
            <text:p>72.2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蘆竹區</text:p>
          </table:table-cell>
          <table:table-cell table:style-name="ce2"/>
          <table:table-cell table:style-name="ce3" office:value-type="float" office:value="7944" calcext:value-type="float">
            <text:p>7,944</text:p>
          </table:table-cell>
          <table:table-cell table:style-name="ce3" office:value-type="float" office:value="43103" calcext:value-type="float">
            <text:p>43,103</text:p>
          </table:table-cell>
          <table:table-cell table:style-name="ce3" office:value-type="float" office:value="42197" calcext:value-type="float">
            <text:p>42,197</text:p>
          </table:table-cell>
          <table:table-cell table:style-name="ce3" office:value-type="float" office:value="93244" calcext:value-type="float">
            <text:p>93,244</text:p>
          </table:table-cell>
          <table:table-cell table:style-name="ce3" office:value-type="float" office:value="1795" calcext:value-type="float">
            <text:p>1,795</text:p>
          </table:table-cell>
          <table:table-cell table:style-name="ce3" office:value-type="float" office:value="95039" calcext:value-type="float">
            <text:p>95,0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5042" calcext:value-type="float">
            <text:p>95,042</text:p>
          </table:table-cell>
          <table:table-cell table:style-name="ce3" office:value-type="float" office:value="35328" calcext:value-type="float">
            <text:p>35,328</text:p>
          </table:table-cell>
          <table:table-cell table:style-name="ce3" office:value-type="float" office:value="130370" calcext:value-type="float">
            <text:p>130,370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819" calcext:value-type="float">
            <text:p>2,819</text:p>
          </table:table-cell>
          <table:table-cell table:style-name="ce4" office:value-type="string" calcext:value-type="string">
            <text:p>74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861" calcext:value-type="float">
            <text:p>2,8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1" calcext:value-type="float">
            <text:p>2,901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955" calcext:value-type="float">
            <text:p>3,955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9" calcext:value-type="float">
            <text:p>2,579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437" calcext:value-type="float">
            <text:p>3,437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3679" calcext:value-type="float">
            <text:p>3,6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759" calcext:value-type="float">
            <text:p>3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59" calcext:value-type="float">
            <text:p>3,759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102" calcext:value-type="float">
            <text:p>5,102</text:p>
          </table:table-cell>
          <table:table-cell table:style-name="ce4" office:value-type="string" calcext:value-type="string">
            <text:p>73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3639" calcext:value-type="float">
            <text:p>3,639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4" calcext:value-type="float">
            <text:p>3,714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968" calcext:value-type="float">
            <text:p>4,968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466" calcext:value-type="float">
            <text:p>2,46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1" calcext:value-type="float">
            <text:p>2,51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394" calcext:value-type="float">
            <text:p>3,394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竹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894" calcext:value-type="float">
            <text:p>2,894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1827" calcext:value-type="float">
            <text:p>1,827</text:p>
          </table:table-cell>
          <table:table-cell table:style-name="ce3" office:value-type="float" office:value="3945" calcext:value-type="float">
            <text:p>3,94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012" calcext:value-type="float">
            <text:p>4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2" calcext:value-type="float">
            <text:p>4,012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5277" calcext:value-type="float">
            <text:p>5,277</text:p>
          </table:table-cell>
          <table:table-cell table:style-name="ce4" office:value-type="string" calcext:value-type="string">
            <text:p>76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竹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380" calcext:value-type="float">
            <text:p>1,380</text:p>
          </table:table-cell>
          <table:table-cell table:style-name="ce4" office:value-type="string" calcext:value-type="string">
            <text:p>7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3779" calcext:value-type="float">
            <text:p>3,779</text:p>
          </table:table-cell>
          <table:table-cell table:style-name="ce4" office:value-type="string" calcext:value-type="string">
            <text:p>74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1837" calcext:value-type="float">
            <text:p>1,837</text:p>
          </table:table-cell>
          <table:table-cell table:style-name="ce3" office:value-type="float" office:value="3640" calcext:value-type="float">
            <text:p>3,64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708" calcext:value-type="float">
            <text:p>3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8" calcext:value-type="float">
            <text:p>3,708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5121" calcext:value-type="float">
            <text:p>5,121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3535" calcext:value-type="float">
            <text:p>3,53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600" calcext:value-type="float">
            <text:p>3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0" calcext:value-type="float">
            <text:p>3,60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4933" calcext:value-type="float">
            <text:p>4,933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417" calcext:value-type="float">
            <text:p>3,417</text:p>
          </table:table-cell>
          <table:table-cell table:style-name="ce4" office:value-type="string" calcext:value-type="string">
            <text:p>71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202" calcext:value-type="float">
            <text:p>4,202</text:p>
          </table:table-cell>
          <table:table-cell table:style-name="ce4" office:value-type="string" calcext:value-type="string">
            <text:p>68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2813" calcext:value-type="float">
            <text:p>2,81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9" calcext:value-type="float">
            <text:p>2,859</text:p>
          </table:table-cell>
          <table:table-cell table:style-name="ce3" office:value-type="float" office:value="1118" calcext:value-type="float">
            <text:p>1,118</text:p>
          </table:table-cell>
          <table:table-cell table:style-name="ce3" office:value-type="float" office:value="3977" calcext:value-type="float">
            <text:p>3,977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蘆興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65" calcext:value-type="float">
            <text:p>1,565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2504" calcext:value-type="float">
            <text:p>2,50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479" calcext:value-type="float">
            <text:p>3,479</text:p>
          </table:table-cell>
          <table:table-cell table:style-name="ce4" office:value-type="string" calcext:value-type="string">
            <text:p>73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崁里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3591" calcext:value-type="float">
            <text:p>3,591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興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765" calcext:value-type="float">
            <text:p>3,765</text:p>
          </table:table-cell>
          <table:table-cell table:style-name="ce4" office:value-type="string" calcext:value-type="string">
            <text:p>76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榮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704" calcext:value-type="float">
            <text:p>2,704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9" calcext:value-type="float">
            <text:p>2,239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3107" calcext:value-type="float">
            <text:p>3,107</text:p>
          </table:table-cell>
          <table:table-cell table:style-name="ce4" office:value-type="string" calcext:value-type="string">
            <text:p>72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491" calcext:value-type="float">
            <text:p>2,491</text:p>
          </table:table-cell>
          <table:table-cell table:style-name="ce4" office:value-type="string" calcext:value-type="string">
            <text:p>66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8" calcext:value-type="float">
            <text:p>1,728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289" calcext:value-type="float">
            <text:p>2,289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2" calcext:value-type="float">
            <text:p>2,362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307" calcext:value-type="float">
            <text:p>3,307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3" calcext:value-type="float">
            <text:p>2,23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056" calcext:value-type="float">
            <text:p>3,056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羊稠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3233" calcext:value-type="float">
            <text:p>3,23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2" calcext:value-type="float">
            <text:p>3,292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430" calcext:value-type="float">
            <text:p>4,430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2746" calcext:value-type="float">
            <text:p>2,74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6" calcext:value-type="float">
            <text:p>2,78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703" calcext:value-type="float">
            <text:p>3,703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3764" calcext:value-type="float">
            <text:p>3,76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0" calcext:value-type="float">
            <text:p>3,840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5280" calcext:value-type="float">
            <text:p>5,280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740" calcext:value-type="float">
            <text:p>1,740</text:p>
          </table:table-cell>
          <table:table-cell table:style-name="ce3" office:value-type="float" office:value="3410" calcext:value-type="float">
            <text:p>3,41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7" calcext:value-type="float">
            <text:p>3,477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691" calcext:value-type="float">
            <text:p>4,691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福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176" calcext:value-type="float">
            <text:p>2,17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091" calcext:value-type="float">
            <text:p>3,091</text:p>
          </table:table-cell>
          <table:table-cell table:style-name="ce4" office:value-type="string" calcext:value-type="string">
            <text:p>72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窯里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34" calcext:value-type="float">
            <text:p>2,3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286" calcext:value-type="float">
            <text:p>3,286</text:p>
          </table:table-cell>
          <table:table-cell table:style-name="ce4" office:value-type="string" calcext:value-type="string">
            <text:p>71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504" calcext:value-type="float">
            <text:p>1,50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462" calcext:value-type="float">
            <text:p>2,462</text:p>
          </table:table-cell>
          <table:table-cell table:style-name="ce4" office:value-type="string" calcext:value-type="string">
            <text:p>6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鼻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979" calcext:value-type="float">
            <text:p>1,979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390" calcext:value-type="float">
            <text:p>3,390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社里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452" calcext:value-type="float">
            <text:p>1,452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坑子里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547" calcext:value-type="float">
            <text:p>1,547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104" calcext:value-type="float">
            <text:p>2,104</text:p>
          </table:table-cell>
          <table:table-cell table:style-name="ce4" office:value-type="string" calcext:value-type="string">
            <text:p>73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湖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584" calcext:value-type="float">
            <text:p>2,584</text:p>
          </table:table-cell>
          <table:table-cell table:style-name="ce4" office:value-type="string" calcext:value-type="string">
            <text:p>68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濱海里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362" calcext:value-type="float">
            <text:p>2,362</text:p>
          </table:table-cell>
          <table:table-cell table:style-name="ce4" office:value-type="string" calcext:value-type="string">
            <text:p>65.3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龜山區</text:p>
          </table:table-cell>
          <table:table-cell table:style-name="ce2"/>
          <table:table-cell table:style-name="ce3" office:value-type="float" office:value="8320" calcext:value-type="float">
            <text:p>8,320</text:p>
          </table:table-cell>
          <table:table-cell table:style-name="ce3" office:value-type="float" office:value="40701" calcext:value-type="float">
            <text:p>40,701</text:p>
          </table:table-cell>
          <table:table-cell table:style-name="ce3" office:value-type="float" office:value="49934" calcext:value-type="float">
            <text:p>49,934</text:p>
          </table:table-cell>
          <table:table-cell table:style-name="ce3" office:value-type="float" office:value="98955" calcext:value-type="float">
            <text:p>98,955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100811" calcext:value-type="float">
            <text:p>100,8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0813" calcext:value-type="float">
            <text:p>100,813</text:p>
          </table:table-cell>
          <table:table-cell table:style-name="ce3" office:value-type="float" office:value="39694" calcext:value-type="float">
            <text:p>39,694</text:p>
          </table:table-cell>
          <table:table-cell table:style-name="ce3" office:value-type="float" office:value="140507" calcext:value-type="float">
            <text:p>140,507</text:p>
          </table:table-cell>
          <table:table-cell table:style-name="ce4" office:value-type="string" calcext:value-type="string">
            <text:p>71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3955" calcext:value-type="float">
            <text:p>3,955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028" calcext:value-type="float">
            <text:p>4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8" calcext:value-type="float">
            <text:p>4,028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5599" calcext:value-type="float">
            <text:p>5,599</text:p>
          </table:table-cell>
          <table:table-cell table:style-name="ce4" office:value-type="string" calcext:value-type="string">
            <text:p>71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837" calcext:value-type="float">
            <text:p>1,837</text:p>
          </table:table-cell>
          <table:table-cell table:style-name="ce4" office:value-type="string" calcext:value-type="string">
            <text:p>71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崗里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802" calcext:value-type="float">
            <text:p>2,8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2" calcext:value-type="float">
            <text:p>2,802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4002" calcext:value-type="float">
            <text:p>4,002</text:p>
          </table:table-cell>
          <table:table-cell table:style-name="ce4" office:value-type="string" calcext:value-type="string">
            <text:p>70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3801" calcext:value-type="float">
            <text:p>3,80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4" calcext:value-type="float">
            <text:p>3,884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521" calcext:value-type="float">
            <text:p>5,521</text:p>
          </table:table-cell>
          <table:table-cell table:style-name="ce4" office:value-type="string" calcext:value-type="string">
            <text:p>70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6045" calcext:value-type="float">
            <text:p>6,04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6157" calcext:value-type="float">
            <text:p>6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7" calcext:value-type="float">
            <text:p>6,157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8465" calcext:value-type="float">
            <text:p>8,465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3397" calcext:value-type="float">
            <text:p>3,39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3460" calcext:value-type="float">
            <text:p>3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0" calcext:value-type="float">
            <text:p>3,460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5063" calcext:value-type="float">
            <text:p>5,063</text:p>
          </table:table-cell>
          <table:table-cell table:style-name="ce4" office:value-type="string" calcext:value-type="string">
            <text:p>68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福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032" calcext:value-type="float">
            <text:p>3,032</text:p>
          </table:table-cell>
          <table:table-cell table:style-name="ce4" office:value-type="string" calcext:value-type="string">
            <text:p>7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德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401" calcext:value-type="float">
            <text:p>1,401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3171" calcext:value-type="float">
            <text:p>3,17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4497" calcext:value-type="float">
            <text:p>4,497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3060" calcext:value-type="float">
            <text:p>3,0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5" calcext:value-type="float">
            <text:p>3,125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4433" calcext:value-type="float">
            <text:p>4,433</text:p>
          </table:table-cell>
          <table:table-cell table:style-name="ce4" office:value-type="string" calcext:value-type="string">
            <text:p>70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西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249" calcext:value-type="float">
            <text:p>1,249</text:p>
          </table:table-cell>
          <table:table-cell table:style-name="ce4" office:value-type="string" calcext:value-type="string">
            <text:p>74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230" calcext:value-type="float">
            <text:p>2,230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5297" calcext:value-type="float">
            <text:p>5,29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424" calcext:value-type="float">
            <text:p>5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4" calcext:value-type="float">
            <text:p>5,424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7514" calcext:value-type="float">
            <text:p>7,514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3501" calcext:value-type="float">
            <text:p>3,501</text:p>
          </table:table-cell>
          <table:table-cell table:style-name="ce3" office:value-type="float" office:value="6584" calcext:value-type="float">
            <text:p>6,58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6711" calcext:value-type="float">
            <text:p>6,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11" calcext:value-type="float">
            <text:p>6,711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8901" calcext:value-type="float">
            <text:p>8,901</text:p>
          </table:table-cell>
          <table:table-cell table:style-name="ce4" office:value-type="string" calcext:value-type="string">
            <text:p>75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8" calcext:value-type="float">
            <text:p>2,628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3801" calcext:value-type="float">
            <text:p>3,801</text:p>
          </table:table-cell>
          <table:table-cell table:style-name="ce4" office:value-type="string" calcext:value-type="string">
            <text:p>69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2868" calcext:value-type="float">
            <text:p>2,86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4434" calcext:value-type="float">
            <text:p>4,434</text:p>
          </table:table-cell>
          <table:table-cell table:style-name="ce4" office:value-type="string" calcext:value-type="string">
            <text:p>66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537" calcext:value-type="float">
            <text:p>1,537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3664" calcext:value-type="float">
            <text:p>3,66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34" calcext:value-type="float">
            <text:p>3,734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944" calcext:value-type="float">
            <text:p>4,944</text:p>
          </table:table-cell>
          <table:table-cell table:style-name="ce4" office:value-type="string" calcext:value-type="string">
            <text:p>7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上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804" calcext:value-type="float">
            <text:p>1,804</text:p>
          </table:table-cell>
          <table:table-cell table:style-name="ce4" office:value-type="string" calcext:value-type="string">
            <text:p>74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6" calcext:value-type="float">
            <text:p>1,65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241" calcext:value-type="float">
            <text:p>2,241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4034" calcext:value-type="float">
            <text:p>4,03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5787" calcext:value-type="float">
            <text:p>5,787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366" calcext:value-type="float">
            <text:p>3,366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3548" calcext:value-type="float">
            <text:p>3,54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619" calcext:value-type="float">
            <text:p>3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9" calcext:value-type="float">
            <text:p>3,619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4866" calcext:value-type="float">
            <text:p>4,866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9" calcext:value-type="float">
            <text:p>1,599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3089" calcext:value-type="float">
            <text:p>3,089</text:p>
          </table:table-cell>
          <table:table-cell table:style-name="ce4" office:value-type="string" calcext:value-type="string">
            <text:p>5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嶺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4" calcext:value-type="float">
            <text:p>2,424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505" calcext:value-type="float">
            <text:p>3,505</text:p>
          </table:table-cell>
          <table:table-cell table:style-name="ce4" office:value-type="string" calcext:value-type="string">
            <text:p>6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福里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2449" calcext:value-type="float">
            <text:p>2,44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3244" calcext:value-type="float">
            <text:p>3,244</text:p>
          </table:table-cell>
          <table:table-cell table:style-name="ce4" office:value-type="string" calcext:value-type="string">
            <text:p>76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06" calcext:value-type="float">
            <text:p>2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6" calcext:value-type="float">
            <text:p>2,806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760" calcext:value-type="float">
            <text:p>3,760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63" calcext:value-type="float">
            <text:p>1,763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3561" calcext:value-type="float">
            <text:p>3,56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36" calcext:value-type="float">
            <text:p>3,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6" calcext:value-type="float">
            <text:p>3,636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950" calcext:value-type="float">
            <text:p>4,950</text:p>
          </table:table-cell>
          <table:table-cell table:style-name="ce4" office:value-type="string" calcext:value-type="string">
            <text:p>73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4210" calcext:value-type="float">
            <text:p>4,210</text:p>
          </table:table-cell>
          <table:table-cell table:style-name="ce3" office:value-type="float" office:value="8197" calcext:value-type="float">
            <text:p>8,19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8344" calcext:value-type="float">
            <text:p>8,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346" calcext:value-type="float">
            <text:p>8,346</text:p>
          </table:table-cell>
          <table:table-cell table:style-name="ce3" office:value-type="float" office:value="3065" calcext:value-type="float">
            <text:p>3,065</text:p>
          </table:table-cell>
          <table:table-cell table:style-name="ce3" office:value-type="float" office:value="11411" calcext:value-type="float">
            <text:p>11,411</text:p>
          </table:table-cell>
          <table:table-cell table:style-name="ce4" office:value-type="string" calcext:value-type="string">
            <text:p>73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256" calcext:value-type="float">
            <text:p>3,256</text:p>
          </table:table-cell>
          <table:table-cell table:style-name="ce4" office:value-type="string" calcext:value-type="string">
            <text:p>73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601" calcext:value-type="float">
            <text:p>1,601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4391" calcext:value-type="float">
            <text:p>4,391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460" calcext:value-type="float">
            <text:p>4,4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0" calcext:value-type="float">
            <text:p>4,460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6216" calcext:value-type="float">
            <text:p>6,216</text:p>
          </table:table-cell>
          <table:table-cell table:style-name="ce4" office:value-type="string" calcext:value-type="string">
            <text:p>71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嶺頂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3738" calcext:value-type="float">
            <text:p>3,738</text:p>
          </table:table-cell>
          <table:table-cell table:style-name="ce4" office:value-type="string" calcext:value-type="string">
            <text:p>68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路里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8" calcext:value-type="float">
            <text:p>1,948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618" calcext:value-type="float">
            <text:p>2,618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桃園區</text:p>
          </table:table-cell>
          <table:table-cell table:style-name="ce2"/>
          <table:table-cell table:style-name="ce3" office:value-type="float" office:value="4336" calcext:value-type="float">
            <text:p>4,336</text:p>
          </table:table-cell>
          <table:table-cell table:style-name="ce3" office:value-type="float" office:value="19662" calcext:value-type="float">
            <text:p>19,662</text:p>
          </table:table-cell>
          <table:table-cell table:style-name="ce3" office:value-type="float" office:value="24440" calcext:value-type="float">
            <text:p>24,440</text:p>
          </table:table-cell>
          <table:table-cell table:style-name="ce3" office:value-type="float" office:value="48438" calcext:value-type="float">
            <text:p>48,438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9467" calcext:value-type="float">
            <text:p>49,4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468" calcext:value-type="float">
            <text:p>49,468</text:p>
          </table:table-cell>
          <table:table-cell table:style-name="ce3" office:value-type="float" office:value="19213" calcext:value-type="float">
            <text:p>19,213</text:p>
          </table:table-cell>
          <table:table-cell table:style-name="ce3" office:value-type="float" office:value="68681" calcext:value-type="float">
            <text:p>68,681</text:p>
          </table:table-cell>
          <table:table-cell table:style-name="ce4" office:value-type="string" calcext:value-type="string">
            <text:p>72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13" calcext:value-type="float">
            <text:p>2,713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783" calcext:value-type="float">
            <text:p>3,783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3006" calcext:value-type="float">
            <text:p>3,00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3060" calcext:value-type="float">
            <text:p>3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0" calcext:value-type="float">
            <text:p>3,06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4030" calcext:value-type="float">
            <text:p>4,030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4438" calcext:value-type="float">
            <text:p>4,43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535" calcext:value-type="float">
            <text:p>4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5" calcext:value-type="float">
            <text:p>4,535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6332" calcext:value-type="float">
            <text:p>6,332</text:p>
          </table:table-cell>
          <table:table-cell table:style-name="ce4" office:value-type="string" calcext:value-type="string">
            <text:p>71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3523" calcext:value-type="float">
            <text:p>3,52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6" calcext:value-type="float">
            <text:p>3,596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4902" calcext:value-type="float">
            <text:p>4,902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614" calcext:value-type="float">
            <text:p>1,614</text:p>
          </table:table-cell>
          <table:table-cell table:style-name="ce3" office:value-type="float" office:value="1639" calcext:value-type="float">
            <text:p>1,639</text:p>
          </table:table-cell>
          <table:table-cell table:style-name="ce3" office:value-type="float" office:value="3525" calcext:value-type="float">
            <text:p>3,52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585" calcext:value-type="float">
            <text:p>3,5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86" calcext:value-type="float">
            <text:p>3,586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5179" calcext:value-type="float">
            <text:p>5,179</text:p>
          </table:table-cell>
          <table:table-cell table:style-name="ce4" office:value-type="string" calcext:value-type="string">
            <text:p>69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270" calcext:value-type="float">
            <text:p>2,270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5043" calcext:value-type="float">
            <text:p>5,04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5150" calcext:value-type="float">
            <text:p>5,1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0" calcext:value-type="float">
            <text:p>5,150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7027" calcext:value-type="float">
            <text:p>7,027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2342" calcext:value-type="float">
            <text:p>2,34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6" calcext:value-type="float">
            <text:p>2,396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429" calcext:value-type="float">
            <text:p>3,429</text:p>
          </table:table-cell>
          <table:table-cell table:style-name="ce4" office:value-type="string" calcext:value-type="string">
            <text:p>6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701" calcext:value-type="float">
            <text:p>1,701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3713" calcext:value-type="float">
            <text:p>3,713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5062" calcext:value-type="float">
            <text:p>5,062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4030" calcext:value-type="float">
            <text:p>4,03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113" calcext:value-type="float">
            <text:p>4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3" calcext:value-type="float">
            <text:p>4,113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5834" calcext:value-type="float">
            <text:p>5,834</text:p>
          </table:table-cell>
          <table:table-cell table:style-name="ce4" office:value-type="string" calcext:value-type="string">
            <text:p>70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會稽里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2537" calcext:value-type="float">
            <text:p>2,53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652" calcext:value-type="float">
            <text:p>3,652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71" calcext:value-type="float">
            <text:p>871</text:p>
          </table:table-cell>
          <table:table-cell table:style-name="ce4" office:value-type="string" calcext:value-type="string">
            <text:p>70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3268" calcext:value-type="float">
            <text:p>3,26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0" calcext:value-type="float">
            <text:p>3,36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535" calcext:value-type="float">
            <text:p>4,535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2257" calcext:value-type="float">
            <text:p>2,257</text:p>
          </table:table-cell>
          <table:table-cell table:style-name="ce3" office:value-type="float" office:value="4139" calcext:value-type="float">
            <text:p>4,139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4207" calcext:value-type="float">
            <text:p>4,2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7" calcext:value-type="float">
            <text:p>4,207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5895" calcext:value-type="float">
            <text:p>5,895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4091" calcext:value-type="float">
            <text:p>4,091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783" calcext:value-type="float">
            <text:p>2,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3" calcext:value-type="float">
            <text:p>2,783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059" calcext:value-type="float">
            <text:p>4,059</text:p>
          </table:table-cell>
          <table:table-cell table:style-name="ce4" office:value-type="string" calcext:value-type="string">
            <text:p>68.56</text:p>
          </table:table-cell>
          <table:table-cell table:number-columns-repeated="1011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桃園市第2選舉區" table:style-name="ta2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桃園市第2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黃世杰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陳志豪</text:p>
            <text:p>中華統一促進黨</text:p>
          </table:table-cell>
          <table:table-cell table:style-name="ce1" office:value-type="string" calcext:value-type="string" table:number-columns-spanned="1" table:number-rows-spanned="3">
            <text:p>(3)</text:p>
            <text:p>王思玟</text:p>
            <text:p>無</text:p>
          </table:table-cell>
          <table:table-cell table:style-name="ce1" office:value-type="string" calcext:value-type="string" table:number-columns-spanned="1" table:number-rows-spanned="3">
            <text:p>(4)</text:p>
            <text:p>涂權吉</text:p>
            <text:p>中國國民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02468" calcext:value-type="float">
            <text:p>102,468</text:p>
          </table:table-cell>
          <table:table-cell table:style-name="ce3" office:value-type="float" office:value="1912" calcext:value-type="float">
            <text:p>1,912</text:p>
          </table:table-cell>
          <table:table-cell table:style-name="ce3" office:value-type="float" office:value="7127" calcext:value-type="float">
            <text:p>7,127</text:p>
          </table:table-cell>
          <table:table-cell table:style-name="ce3" office:value-type="float" office:value="103697" calcext:value-type="float">
            <text:p>103,697</text:p>
          </table:table-cell>
          <table:table-cell table:style-name="ce3" office:value-type="float" office:value="215204" calcext:value-type="float">
            <text:p>215,204</text:p>
          </table:table-cell>
          <table:table-cell table:style-name="ce3" office:value-type="float" office:value="6043" calcext:value-type="float">
            <text:p>6,043</text:p>
          </table:table-cell>
          <table:table-cell table:style-name="ce3" office:value-type="float" office:value="221247" calcext:value-type="float">
            <text:p>221,2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21256" calcext:value-type="float">
            <text:p>221,256</text:p>
          </table:table-cell>
          <table:table-cell table:style-name="ce3" office:value-type="float" office:value="87461" calcext:value-type="float">
            <text:p>87,461</text:p>
          </table:table-cell>
          <table:table-cell table:style-name="ce3" office:value-type="float" office:value="308717" calcext:value-type="float">
            <text:p>308,717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園區</text:p>
          </table:table-cell>
          <table:table-cell table:style-name="ce2"/>
          <table:table-cell table:style-name="ce3" office:value-type="float" office:value="24936" calcext:value-type="float">
            <text:p>24,936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19172" calcext:value-type="float">
            <text:p>19,172</text:p>
          </table:table-cell>
          <table:table-cell table:style-name="ce3" office:value-type="float" office:value="46578" calcext:value-type="float">
            <text:p>46,578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48106" calcext:value-type="float">
            <text:p>48,1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111" calcext:value-type="float">
            <text:p>48,111</text:p>
          </table:table-cell>
          <table:table-cell table:style-name="ce3" office:value-type="float" office:value="19483" calcext:value-type="float">
            <text:p>19,483</text:p>
          </table:table-cell>
          <table:table-cell table:style-name="ce3" office:value-type="float" office:value="67594" calcext:value-type="float">
            <text:p>67,594</text:p>
          </table:table-cell>
          <table:table-cell table:style-name="ce4" office:value-type="string" calcext:value-type="string">
            <text:p>71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4118" calcext:value-type="float">
            <text:p>4,11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6110" calcext:value-type="float">
            <text:p>6,110</text:p>
          </table:table-cell>
          <table:table-cell table:style-name="ce4" office:value-type="string" calcext:value-type="string">
            <text:p>69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2644" calcext:value-type="float">
            <text:p>2,64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98" calcext:value-type="float">
            <text:p>1,998</text:p>
          </table:table-cell>
          <table:table-cell table:style-name="ce3" office:value-type="float" office:value="4879" calcext:value-type="float">
            <text:p>4,879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044" calcext:value-type="float">
            <text:p>5,0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4" calcext:value-type="float">
            <text:p>5,044</text:p>
          </table:table-cell>
          <table:table-cell table:style-name="ce3" office:value-type="float" office:value="2016" calcext:value-type="float">
            <text:p>2,016</text:p>
          </table:table-cell>
          <table:table-cell table:style-name="ce3" office:value-type="float" office:value="7060" calcext:value-type="float">
            <text:p>7,060</text:p>
          </table:table-cell>
          <table:table-cell table:style-name="ce4" office:value-type="string" calcext:value-type="string">
            <text:p>7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海里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4" calcext:value-type="float">
            <text:p>2,954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441" calcext:value-type="float">
            <text:p>4,441</text:p>
          </table:table-cell>
          <table:table-cell table:style-name="ce4" office:value-type="string" calcext:value-type="string">
            <text:p>66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87" calcext:value-type="float">
            <text:p>1,587</text:p>
          </table:table-cell>
          <table:table-cell table:style-name="ce4" office:value-type="string" calcext:value-type="string">
            <text:p>70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橫峰里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2878" calcext:value-type="float">
            <text:p>2,87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4076" calcext:value-type="float">
            <text:p>4,076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峰里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2829" calcext:value-type="float">
            <text:p>2,829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965" calcext:value-type="float">
            <text:p>3,965</text:p>
          </table:table-cell>
          <table:table-cell table:style-name="ce4" office:value-type="string" calcext:value-type="string">
            <text:p>74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503" calcext:value-type="float">
            <text:p>3,503</text:p>
          </table:table-cell>
          <table:table-cell table:style-name="ce4" office:value-type="string" calcext:value-type="string">
            <text:p>76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3567" calcext:value-type="float">
            <text:p>3,56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5038" calcext:value-type="float">
            <text:p>5,038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158" calcext:value-type="float">
            <text:p>3,15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60" calcext:value-type="float">
            <text:p>3,160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4430" calcext:value-type="float">
            <text:p>4,430</text:p>
          </table:table-cell>
          <table:table-cell table:style-name="ce4" office:value-type="string" calcext:value-type="string">
            <text:p>71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海里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75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石里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707" calcext:value-type="float">
            <text:p>2,707</text:p>
          </table:table-cell>
          <table:table-cell table:style-name="ce4" office:value-type="string" calcext:value-type="string">
            <text:p>75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4309" calcext:value-type="float">
            <text:p>4,309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455" calcext:value-type="float">
            <text:p>4,4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57" calcext:value-type="float">
            <text:p>4,457</text:p>
          </table:table-cell>
          <table:table-cell table:style-name="ce3" office:value-type="float" office:value="1911" calcext:value-type="float">
            <text:p>1,911</text:p>
          </table:table-cell>
          <table:table-cell table:style-name="ce3" office:value-type="float" office:value="6368" calcext:value-type="float">
            <text:p>6,368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5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968" calcext:value-type="float">
            <text:p>968</text:p>
          </table:table-cell>
          <table:table-cell table:style-name="ce4" office:value-type="string" calcext:value-type="string">
            <text:p>69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94" calcext:value-type="float">
            <text:p>1,394</text:p>
          </table:table-cell>
          <table:table-cell table:style-name="ce4" office:value-type="string" calcext:value-type="string">
            <text:p>70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6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943" calcext:value-type="float">
            <text:p>1,943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海里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4" calcext:value-type="float">
            <text:p>1,604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73" calcext:value-type="float">
            <text:p>2,173</text:p>
          </table:table-cell>
          <table:table-cell table:style-name="ce4" office:value-type="string" calcext:value-type="string">
            <text:p>73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港里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90" calcext:value-type="float">
            <text:p>1,99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926" calcext:value-type="float">
            <text:p>2,926</text:p>
          </table:table-cell>
          <table:table-cell table:style-name="ce4"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2106" calcext:value-type="float">
            <text:p>2,10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782" calcext:value-type="float">
            <text:p>1,782</text:p>
          </table:table-cell>
          <table:table-cell table:style-name="ce3" office:value-type="float" office:value="4156" calcext:value-type="float">
            <text:p>4,15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314" calcext:value-type="float">
            <text:p>4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4" calcext:value-type="float">
            <text:p>4,314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6476" calcext:value-type="float">
            <text:p>6,476</text:p>
          </table:table-cell>
          <table:table-cell table:style-name="ce4" office:value-type="string" calcext:value-type="string">
            <text:p>66.6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觀音區</text:p>
          </table:table-cell>
          <table:table-cell table:style-name="ce2"/>
          <table:table-cell table:style-name="ce3" office:value-type="float" office:value="21665" calcext:value-type="float">
            <text:p>21,66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16233" calcext:value-type="float">
            <text:p>16,233</text:p>
          </table:table-cell>
          <table:table-cell table:style-name="ce3" office:value-type="float" office:value="39948" calcext:value-type="float">
            <text:p>39,948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1165" calcext:value-type="float">
            <text:p>4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65" calcext:value-type="float">
            <text:p>41,165</text:p>
          </table:table-cell>
          <table:table-cell table:style-name="ce3" office:value-type="float" office:value="17737" calcext:value-type="float">
            <text:p>17,737</text:p>
          </table:table-cell>
          <table:table-cell table:style-name="ce3" office:value-type="float" office:value="58902" calcext:value-type="float">
            <text:p>58,902</text:p>
          </table:table-cell>
          <table:table-cell table:style-name="ce4" office:value-type="string" calcext:value-type="string">
            <text:p>69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757" calcext:value-type="float">
            <text:p>1,75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0" calcext:value-type="float">
            <text:p>1,810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2780" calcext:value-type="float">
            <text:p>2,780</text:p>
          </table:table-cell>
          <table:table-cell table:style-name="ce4" office:value-type="string" calcext:value-type="string">
            <text:p>65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白玉里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26" calcext:value-type="float">
            <text:p>826</text:p>
          </table:table-cell>
          <table:table-cell table:style-name="ce4" office:value-type="string" calcext:value-type="string">
            <text:p>71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54" calcext:value-type="float">
            <text:p>1,254</text:p>
          </table:table-cell>
          <table:table-cell table:style-name="ce4" office:value-type="string" calcext:value-type="string">
            <text:p>70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482" calcext:value-type="float">
            <text:p>1,48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160" calcext:value-type="float">
            <text:p>2,160</text:p>
          </table:table-cell>
          <table:table-cell table:style-name="ce4" office:value-type="string" calcext:value-type="string">
            <text:p>70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117" calcext:value-type="float">
            <text:p>2,117</text:p>
          </table:table-cell>
          <table:table-cell table:style-name="ce4" office:value-type="string" calcext:value-type="string">
            <text:p>7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威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15" calcext:value-type="float">
            <text:p>915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2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尾里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6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721" calcext:value-type="float">
            <text:p>1,72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561" calcext:value-type="float">
            <text:p>2,561</text:p>
          </table:table-cell>
          <table:table-cell table:style-name="ce4" office:value-type="string" calcext:value-type="string">
            <text:p>69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藍埔里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846" calcext:value-type="float">
            <text:p>1,846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4" calcext:value-type="float">
            <text:p>1,904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545" calcext:value-type="float">
            <text:p>2,545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963" calcext:value-type="float">
            <text:p>2,963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堀里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560" calcext:value-type="float">
            <text:p>1,560</text:p>
          </table:table-cell>
          <table:table-cell table:style-name="ce4" office:value-type="string" calcext:value-type="string">
            <text:p>71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277" calcext:value-type="float">
            <text:p>3,27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4583" calcext:value-type="float">
            <text:p>4,583</text:p>
          </table:table-cell>
          <table:table-cell table:style-name="ce4" office:value-type="string" calcext:value-type="string">
            <text:p>7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源里</text:p>
          </table:table-cell>
          <table:table-cell table:style-name="ce3" office:value-type="float" office:value="1367" calcext:value-type="float">
            <text:p>1,36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844" calcext:value-type="float">
            <text:p>2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4" calcext:value-type="float">
            <text:p>2,844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3954" calcext:value-type="float">
            <text:p>3,954</text:p>
          </table:table-cell>
          <table:table-cell table:style-name="ce4" office:value-type="string" calcext:value-type="string">
            <text:p>71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大里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8" calcext:value-type="float">
            <text:p>1,808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468" calcext:value-type="float">
            <text:p>2,468</text:p>
          </table:table-cell>
          <table:table-cell table:style-name="ce4" office:value-type="string" calcext:value-type="string">
            <text:p>73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坡里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049" calcext:value-type="float">
            <text:p>2,0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2900" calcext:value-type="float">
            <text:p>2,900</text:p>
          </table:table-cell>
          <table:table-cell table:style-name="ce4" office:value-type="string" calcext:value-type="string">
            <text:p>72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1852" calcext:value-type="float">
            <text:p>1,85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589" calcext:value-type="float">
            <text:p>2,589</text:p>
          </table:table-cell>
          <table:table-cell table:style-name="ce4" office:value-type="string" calcext:value-type="string">
            <text:p>7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塔腳里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005" calcext:value-type="float">
            <text:p>1,005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保障里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947" calcext:value-type="float">
            <text:p>1,947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漯里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3657" calcext:value-type="float">
            <text:p>3,657</text:p>
          </table:table-cell>
          <table:table-cell table:style-name="ce4" office:value-type="string" calcext:value-type="string">
            <text:p>6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3" office:value-type="float" office:value="2095" calcext:value-type="float">
            <text:p>2,09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4017" calcext:value-type="float">
            <text:p>4,017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164" calcext:value-type="float">
            <text:p>4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4" calcext:value-type="float">
            <text:p>4,164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5931" calcext:value-type="float">
            <text:p>5,931</text:p>
          </table:table-cell>
          <table:table-cell table:style-name="ce4" office:value-type="string" calcext:value-type="string">
            <text:p>70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1969" calcext:value-type="float">
            <text:p>1,969</text:p>
          </table:table-cell>
          <table:table-cell table:style-name="ce3" office:value-type="float" office:value="4748" calcext:value-type="float">
            <text:p>4,748</text:p>
          </table:table-cell>
          <table:table-cell table:style-name="ce4" office:value-type="string" calcext:value-type="string">
            <text:p>58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024" calcext:value-type="float">
            <text:p>2,024</text:p>
          </table:table-cell>
          <table:table-cell table:style-name="ce4" office:value-type="string" calcext:value-type="string">
            <text:p>69.2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新屋區</text:p>
          </table:table-cell>
          <table:table-cell table:style-name="ce2"/>
          <table:table-cell table:style-name="ce3" office:value-type="float" office:value="16677" calcext:value-type="float">
            <text:p>16,677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11503" calcext:value-type="float">
            <text:p>11,503</text:p>
          </table:table-cell>
          <table:table-cell table:style-name="ce3" office:value-type="float" office:value="29230" calcext:value-type="float">
            <text:p>29,230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9921" calcext:value-type="float">
            <text:p>29,9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924" calcext:value-type="float">
            <text:p>29,924</text:p>
          </table:table-cell>
          <table:table-cell table:style-name="ce3" office:value-type="float" office:value="10897" calcext:value-type="float">
            <text:p>10,897</text:p>
          </table:table-cell>
          <table:table-cell table:style-name="ce3" office:value-type="float" office:value="40821" calcext:value-type="float">
            <text:p>40,821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屋里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5" calcext:value-type="float">
            <text:p>1,985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776" calcext:value-type="float">
            <text:p>2,776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1" calcext:value-type="float">
            <text:p>2,961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928" calcext:value-type="float">
            <text:p>3,928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424" calcext:value-type="float">
            <text:p>1,424</text:p>
          </table:table-cell>
          <table:table-cell table:style-name="ce4" office:value-type="string" calcext:value-type="string">
            <text:p>7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2827" calcext:value-type="float">
            <text:p>2,82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896" calcext:value-type="float">
            <text:p>2,8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97" calcext:value-type="float">
            <text:p>2,89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3969" calcext:value-type="float">
            <text:p>3,969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磊里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51" calcext:value-type="float">
            <text:p>2,251</text:p>
          </table:table-cell>
          <table:table-cell table:style-name="ce4" office:value-type="string" calcext:value-type="string">
            <text:p>70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388" calcext:value-type="float">
            <text:p>1,388</text:p>
          </table:table-cell>
          <table:table-cell table:style-name="ce4" office:value-type="string" calcext:value-type="string">
            <text:p>76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305" calcext:value-type="float">
            <text:p>1,305</text:p>
          </table:table-cell>
          <table:table-cell table:style-name="ce4" office:value-type="string" calcext:value-type="string">
            <text:p>75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458" calcext:value-type="float">
            <text:p>2,458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斗里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182" calcext:value-type="float">
            <text:p>2,182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3170" calcext:value-type="float">
            <text:p>3,17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447" calcext:value-type="float">
            <text:p>4,447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坡里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286" calcext:value-type="float">
            <text:p>1,286</text:p>
          </table:table-cell>
          <table:table-cell table:style-name="ce4" office:value-type="string" calcext:value-type="string">
            <text:p>70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望間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16" calcext:value-type="float">
            <text:p>1,316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40" calcext:value-type="float">
            <text:p>1,040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蚵間里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69" calcext:value-type="float">
            <text:p>869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深圳里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03" calcext:value-type="float">
            <text:p>603</text:p>
          </table:table-cell>
          <table:table-cell table:style-name="ce4" office:value-type="string" calcext:value-type="string">
            <text:p>77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008" calcext:value-type="float">
            <text:p>1,008</text:p>
          </table:table-cell>
          <table:table-cell table:style-name="ce4" office:value-type="string" calcext:value-type="string">
            <text:p>70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笨港里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09" calcext:value-type="float">
            <text:p>1,009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2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8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76" calcext:value-type="float">
            <text:p>876</text:p>
          </table:table-cell>
          <table:table-cell table:style-name="ce4" office:value-type="string" calcext:value-type="string">
            <text:p>73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下田里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651" calcext:value-type="float">
            <text:p>1,651</text:p>
          </table:table-cell>
          <table:table-cell table:style-name="ce4" office:value-type="string" calcext:value-type="string">
            <text:p>71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赤欄里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楊梅區</text:p>
          </table:table-cell>
          <table:table-cell table:style-name="ce2"/>
          <table:table-cell table:style-name="ce3" office:value-type="float" office:value="39190" calcext:value-type="float">
            <text:p>39,19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793" calcext:value-type="float">
            <text:p>2,793</text:p>
          </table:table-cell>
          <table:table-cell table:style-name="ce3" office:value-type="float" office:value="56789" calcext:value-type="float">
            <text:p>56,789</text:p>
          </table:table-cell>
          <table:table-cell table:style-name="ce3" office:value-type="float" office:value="99448" calcext:value-type="float">
            <text:p>99,448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102055" calcext:value-type="float">
            <text:p>102,05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2056" calcext:value-type="float">
            <text:p>102,056</text:p>
          </table:table-cell>
          <table:table-cell table:style-name="ce3" office:value-type="float" office:value="39344" calcext:value-type="float">
            <text:p>39,344</text:p>
          </table:table-cell>
          <table:table-cell table:style-name="ce3" office:value-type="float" office:value="141400" calcext:value-type="float">
            <text:p>141,400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687" calcext:value-type="float">
            <text:p>3,687</text:p>
          </table:table-cell>
          <table:table-cell table:style-name="ce4" office:value-type="string" calcext:value-type="string">
            <text:p>74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1297" calcext:value-type="float">
            <text:p>1,297</text:p>
          </table:table-cell>
          <table:table-cell table:style-name="ce4" office:value-type="string" calcext:value-type="string">
            <text:p>79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962" calcext:value-type="float">
            <text:p>2,962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626" calcext:value-type="float">
            <text:p>1,626</text:p>
          </table:table-cell>
          <table:table-cell table:style-name="ce4" office:value-type="string" calcext:value-type="string">
            <text:p>75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3369" calcext:value-type="float">
            <text:p>3,36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4613" calcext:value-type="float">
            <text:p>4,613</text:p>
          </table:table-cell>
          <table:table-cell table:style-name="ce4"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938" calcext:value-type="float">
            <text:p>1,938</text:p>
          </table:table-cell>
          <table:table-cell table:style-name="ce4" office:value-type="string" calcext:value-type="string">
            <text:p>70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2" calcext:value-type="float">
            <text:p>4,072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5603" calcext:value-type="float">
            <text:p>5,603</text:p>
          </table:table-cell>
          <table:table-cell table:style-name="ce4" office:value-type="string" calcext:value-type="string">
            <text:p>72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4116" calcext:value-type="float">
            <text:p>4,11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237" calcext:value-type="float">
            <text:p>4,2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7" calcext:value-type="float">
            <text:p>4,237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6015" calcext:value-type="float">
            <text:p>6,015</text:p>
          </table:table-cell>
          <table:table-cell table:style-name="ce4" office:value-type="string" calcext:value-type="string">
            <text:p>70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溪里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3991" calcext:value-type="float">
            <text:p>3,991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溪里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2412" calcext:value-type="float">
            <text:p>2,41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487" calcext:value-type="float">
            <text:p>3,487</text:p>
          </table:table-cell>
          <table:table-cell table:style-name="ce4" office:value-type="string" calcext:value-type="string">
            <text:p>71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溪里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4" calcext:value-type="float">
            <text:p>2,87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922" calcext:value-type="float">
            <text:p>3,922</text:p>
          </table:table-cell>
          <table:table-cell table:style-name="ce4" office:value-type="string" calcext:value-type="string">
            <text:p>73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6" calcext:value-type="float">
            <text:p>2,326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255" calcext:value-type="float">
            <text:p>3,255</text:p>
          </table:table-cell>
          <table:table-cell table:style-name="ce4" office:value-type="string" calcext:value-type="string">
            <text:p>71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3" office:value-type="float" office:value="2099" calcext:value-type="float">
            <text:p>2,09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5556" calcext:value-type="float">
            <text:p>5,556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5712" calcext:value-type="float">
            <text:p>5,7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2" calcext:value-type="float">
            <text:p>5,712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7786" calcext:value-type="float">
            <text:p>7,786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成里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116" calcext:value-type="float">
            <text:p>3,116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新里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3" calcext:value-type="float">
            <text:p>1,553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382" calcext:value-type="float">
            <text:p>2,382</text:p>
          </table:table-cell>
          <table:table-cell table:style-name="ce4" office:value-type="string" calcext:value-type="string">
            <text:p>65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430" calcext:value-type="float">
            <text:p>3,430</text:p>
          </table:table-cell>
          <table:table-cell table:style-name="ce4" office:value-type="string" calcext:value-type="string">
            <text:p>74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2208" calcext:value-type="float">
            <text:p>2,20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950" calcext:value-type="float">
            <text:p>2,950</text:p>
          </table:table-cell>
          <table:table-cell table:style-name="ce4" office:value-type="string" calcext:value-type="string">
            <text:p>7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梅里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2775" calcext:value-type="float">
            <text:p>2,77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834" calcext:value-type="float">
            <text:p>2,8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35" calcext:value-type="float">
            <text:p>2,835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758" calcext:value-type="float">
            <text:p>3,758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楊江里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034" calcext:value-type="float">
            <text:p>1,034</text:p>
          </table:table-cell>
          <table:table-cell table:style-name="ce4" office:value-type="string" calcext:value-type="string">
            <text:p>74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新里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98" calcext:value-type="float">
            <text:p>1,898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紅梅里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794" calcext:value-type="float">
            <text:p>1,79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465" calcext:value-type="float">
            <text:p>2,465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1992" calcext:value-type="float">
            <text:p>1,99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4894" calcext:value-type="float">
            <text:p>4,89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024" calcext:value-type="float">
            <text:p>5,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4" calcext:value-type="float">
            <text:p>5,024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7702" calcext:value-type="float">
            <text:p>7,702</text:p>
          </table:table-cell>
          <table:table-cell table:style-name="ce4" office:value-type="string" calcext:value-type="string">
            <text:p>65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981" calcext:value-type="float">
            <text:p>2,981</text:p>
          </table:table-cell>
          <table:table-cell table:style-name="ce4" office:value-type="string" calcext:value-type="string">
            <text:p>72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秀才里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2384" calcext:value-type="float">
            <text:p>2,38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6" calcext:value-type="float">
            <text:p>2,426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3212" calcext:value-type="float">
            <text:p>3,212</text:p>
          </table:table-cell>
          <table:table-cell table:style-name="ce4" office:value-type="string" calcext:value-type="string">
            <text:p>75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流里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926" calcext:value-type="float">
            <text:p>1,92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838" calcext:value-type="float">
            <text:p>2,838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野里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755" calcext:value-type="float">
            <text:p>3,755</text:p>
          </table:table-cell>
          <table:table-cell table:style-name="ce4" office:value-type="string" calcext:value-type="string">
            <text:p>73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702" calcext:value-type="float">
            <text:p>1,702</text:p>
          </table:table-cell>
          <table:table-cell table:style-name="ce4" office:value-type="string" calcext:value-type="string">
            <text:p>76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豐里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0" calcext:value-type="float">
            <text:p>2,190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3030" calcext:value-type="float">
            <text:p>3,030</text:p>
          </table:table-cell>
          <table:table-cell table:style-name="ce4" office:value-type="string" calcext:value-type="string">
            <text:p>72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員本里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835" calcext:value-type="float">
            <text:p>2,835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湖里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9" calcext:value-type="float">
            <text:p>2,079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2830" calcext:value-type="float">
            <text:p>2,830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頭湖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1815" calcext:value-type="float">
            <text:p>1,81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721" calcext:value-type="float">
            <text:p>2,721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3" office:value-type="float" office:value="1686" calcext:value-type="float">
            <text:p>1,68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092" calcext:value-type="float">
            <text:p>2,092</text:p>
          </table:table-cell>
          <table:table-cell table:style-name="ce3" office:value-type="float" office:value="3984" calcext:value-type="float">
            <text:p>3,98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4121" calcext:value-type="float">
            <text:p>4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1" calcext:value-type="float">
            <text:p>4,121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5870" calcext:value-type="float">
            <text:p>5,870</text:p>
          </table:table-cell>
          <table:table-cell table:style-name="ce4" office:value-type="string" calcext:value-type="string">
            <text:p>70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田里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9" calcext:value-type="float">
            <text:p>2,059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819" calcext:value-type="float">
            <text:p>2,819</text:p>
          </table:table-cell>
          <table:table-cell table:style-name="ce4" office:value-type="string" calcext:value-type="string">
            <text:p>73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山里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7" calcext:value-type="float">
            <text:p>2,477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3596" calcext:value-type="float">
            <text:p>3,596</text:p>
          </table:table-cell>
          <table:table-cell table:style-name="ce4" office:value-type="string" calcext:value-type="string">
            <text:p>68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上里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874" calcext:value-type="float">
            <text:p>1,87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2618" calcext:value-type="float">
            <text:p>2,618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2745" calcext:value-type="float">
            <text:p>2,745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4393" calcext:value-type="float">
            <text:p>4,393</text:p>
          </table:table-cell>
          <table:table-cell table:style-name="ce4" office:value-type="string" calcext:value-type="string">
            <text:p>64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榮里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3317" calcext:value-type="float">
            <text:p>3,317</text:p>
          </table:table-cell>
          <table:table-cell table:style-name="ce4" office:value-type="string" calcext:value-type="string">
            <text:p>75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榮里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5" calcext:value-type="float">
            <text:p>2,455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3148" calcext:value-type="float">
            <text:p>3,148</text:p>
          </table:table-cell>
          <table:table-cell table:style-name="ce4" office:value-type="string" calcext:value-type="string">
            <text:p>77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5" calcext:value-type="float">
            <text:p>2,445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280" calcext:value-type="float">
            <text:p>3,280</text:p>
          </table:table-cell>
          <table:table-cell table:style-name="ce4" office:value-type="string" calcext:value-type="string">
            <text:p>74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673" calcext:value-type="float">
            <text:p>1,673</text:p>
          </table:table-cell>
          <table:table-cell table:style-name="ce3" office:value-type="float" office:value="2861" calcext:value-type="float">
            <text:p>2,86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4005" calcext:value-type="float">
            <text:p>4,005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原里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446" calcext:value-type="float">
            <text:p>1,446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533" calcext:value-type="float">
            <text:p>3,533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桃園市第3選舉區" table:style-name="ta3"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桃園市第3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戴浙</text:p>
            <text:p>制度救世島</text:p>
          </table:table-cell>
          <table:table-cell table:style-name="ce1" office:value-type="string" calcext:value-type="string" table:number-columns-spanned="1" table:number-rows-spanned="3">
            <text:p>(2)</text:p>
            <text:p>游智彬</text:p>
            <text:p>新黨</text:p>
          </table:table-cell>
          <table:table-cell table:style-name="ce1" office:value-type="string" calcext:value-type="string" table:number-columns-spanned="1" table:number-rows-spanned="3">
            <text:p>(3)</text:p>
            <text:p>魯明哲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徐鶯慈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5)</text:p>
            <text:p>彭俊豪</text:p>
            <text:p>民主進步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8280" calcext:value-type="float">
            <text:p>8,280</text:p>
          </table:table-cell>
          <table:table-cell table:style-name="ce3" office:value-type="float" office:value="102056" calcext:value-type="float">
            <text:p>102,056</text:p>
          </table:table-cell>
          <table:table-cell table:style-name="ce3" office:value-type="float" office:value="11258" calcext:value-type="float">
            <text:p>11,258</text:p>
          </table:table-cell>
          <table:table-cell table:style-name="ce3" office:value-type="float" office:value="95581" calcext:value-type="float">
            <text:p>95,581</text:p>
          </table:table-cell>
          <table:table-cell table:style-name="ce3" office:value-type="float" office:value="217896" calcext:value-type="float">
            <text:p>217,896</text:p>
          </table:table-cell>
          <table:table-cell table:style-name="ce3" office:value-type="float" office:value="3975" calcext:value-type="float">
            <text:p>3,975</text:p>
          </table:table-cell>
          <table:table-cell table:style-name="ce3" office:value-type="float" office:value="221871" calcext:value-type="float">
            <text:p>221,8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1879" calcext:value-type="float">
            <text:p>221,879</text:p>
          </table:table-cell>
          <table:table-cell table:style-name="ce3" office:value-type="float" office:value="79334" calcext:value-type="float">
            <text:p>79,334</text:p>
          </table:table-cell>
          <table:table-cell table:style-name="ce3" office:value-type="float" office:value="301213" calcext:value-type="float">
            <text:p>301,213</text:p>
          </table:table-cell>
          <table:table-cell table:style-name="ce4" office:value-type="string" calcext:value-type="string">
            <text:p>73.6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中壢區</text:p>
          </table:table-cell>
          <table:table-cell table:style-name="ce2"/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8280" calcext:value-type="float">
            <text:p>8,280</text:p>
          </table:table-cell>
          <table:table-cell table:style-name="ce3" office:value-type="float" office:value="102056" calcext:value-type="float">
            <text:p>102,056</text:p>
          </table:table-cell>
          <table:table-cell table:style-name="ce3" office:value-type="float" office:value="11258" calcext:value-type="float">
            <text:p>11,258</text:p>
          </table:table-cell>
          <table:table-cell table:style-name="ce3" office:value-type="float" office:value="95581" calcext:value-type="float">
            <text:p>95,581</text:p>
          </table:table-cell>
          <table:table-cell table:style-name="ce3" office:value-type="float" office:value="217896" calcext:value-type="float">
            <text:p>217,896</text:p>
          </table:table-cell>
          <table:table-cell table:style-name="ce3" office:value-type="float" office:value="3975" calcext:value-type="float">
            <text:p>3,975</text:p>
          </table:table-cell>
          <table:table-cell table:style-name="ce3" office:value-type="float" office:value="221871" calcext:value-type="float">
            <text:p>221,8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1879" calcext:value-type="float">
            <text:p>221,879</text:p>
          </table:table-cell>
          <table:table-cell table:style-name="ce3" office:value-type="float" office:value="79334" calcext:value-type="float">
            <text:p>79,334</text:p>
          </table:table-cell>
          <table:table-cell table:style-name="ce3" office:value-type="float" office:value="301213" calcext:value-type="float">
            <text:p>301,213</text:p>
          </table:table-cell>
          <table:table-cell table:style-name="ce4" office:value-type="string" calcext:value-type="string">
            <text:p>73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3328" calcext:value-type="float">
            <text:p>3,32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81" calcext:value-type="float">
            <text:p>3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1" calcext:value-type="float">
            <text:p>3,381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4823" calcext:value-type="float">
            <text:p>4,823</text:p>
          </table:table-cell>
          <table:table-cell table:style-name="ce4" office:value-type="string" calcext:value-type="string">
            <text:p>70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3350" calcext:value-type="float">
            <text:p>3,3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405" calcext:value-type="float">
            <text:p>3,4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06" calcext:value-type="float">
            <text:p>3,406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475" calcext:value-type="float">
            <text:p>4,475</text:p>
          </table:table-cell>
          <table:table-cell table:style-name="ce4" office:value-type="string" calcext:value-type="string">
            <text:p>76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57" calcext:value-type="float">
            <text:p>2,55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615" calcext:value-type="float">
            <text:p>3,615</text:p>
          </table:table-cell>
          <table:table-cell table:style-name="ce4" office:value-type="string" calcext:value-type="string">
            <text:p>70.7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3300" calcext:value-type="float">
            <text:p>3,30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620" calcext:value-type="float">
            <text:p>4,620</text:p>
          </table:table-cell>
          <table:table-cell table:style-name="ce4" office:value-type="string" calcext:value-type="string">
            <text:p>72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8" calcext:value-type="float">
            <text:p>3,018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4104" calcext:value-type="float">
            <text:p>4,104</text:p>
          </table:table-cell>
          <table:table-cell table:style-name="ce4" office:value-type="string" calcext:value-type="string">
            <text:p>73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925" calcext:value-type="float">
            <text:p>3,925</text:p>
          </table:table-cell>
          <table:table-cell table:style-name="ce4" office:value-type="string" calcext:value-type="string">
            <text:p>77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137" calcext:value-type="float">
            <text:p>3,13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224" calcext:value-type="float">
            <text:p>3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4" calcext:value-type="float">
            <text:p>3,224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293" calcext:value-type="float">
            <text:p>4,293</text:p>
          </table:table-cell>
          <table:table-cell table:style-name="ce4" office:value-type="string" calcext:value-type="string">
            <text:p>75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130" calcext:value-type="float">
            <text:p>2,13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431" calcext:value-type="float">
            <text:p>3,4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32" calcext:value-type="float">
            <text:p>3,432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4684" calcext:value-type="float">
            <text:p>4,684</text:p>
          </table:table-cell>
          <table:table-cell table:style-name="ce4" office:value-type="string" calcext:value-type="string">
            <text:p>73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4093" calcext:value-type="float">
            <text:p>4,09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4162" calcext:value-type="float">
            <text:p>4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2" calcext:value-type="float">
            <text:p>4,162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5754" calcext:value-type="float">
            <text:p>5,754</text:p>
          </table:table-cell>
          <table:table-cell table:style-name="ce4" office:value-type="string" calcext:value-type="string">
            <text:p>72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龍平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925" calcext:value-type="float">
            <text:p>1,92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709" calcext:value-type="float">
            <text:p>2,709</text:p>
          </table:table-cell>
          <table:table-cell table:style-name="ce4" office:value-type="string" calcext:value-type="string">
            <text:p>72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3844" calcext:value-type="float">
            <text:p>3,844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3921" calcext:value-type="float">
            <text:p>3,9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22" calcext:value-type="float">
            <text:p>3,922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5329" calcext:value-type="float">
            <text:p>5,329</text:p>
          </table:table-cell>
          <table:table-cell table:style-name="ce4" office:value-type="string" calcext:value-type="string">
            <text:p>73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3162" calcext:value-type="float">
            <text:p>3,16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3224" calcext:value-type="float">
            <text:p>3,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4" calcext:value-type="float">
            <text:p>3,224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4503" calcext:value-type="float">
            <text:p>4,503</text:p>
          </table:table-cell>
          <table:table-cell table:style-name="ce4" office:value-type="string" calcext:value-type="string">
            <text:p>71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華愛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3304" calcext:value-type="float">
            <text:p>3,304</text:p>
          </table:table-cell>
          <table:table-cell table:style-name="ce4" office:value-type="string" calcext:value-type="string">
            <text:p>73.1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普仁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2733" calcext:value-type="float">
            <text:p>2,73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4116" calcext:value-type="float">
            <text:p>4,116</text:p>
          </table:table-cell>
          <table:table-cell table:style-name="ce4" office:value-type="string" calcext:value-type="string">
            <text:p>67.5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普忠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2284" calcext:value-type="float">
            <text:p>2,28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140" calcext:value-type="float">
            <text:p>3,140</text:p>
          </table:table-cell>
          <table:table-cell table:style-name="ce4" office:value-type="string" calcext:value-type="string">
            <text:p>74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普強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2595" calcext:value-type="float">
            <text:p>2,5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496" calcext:value-type="float">
            <text:p>3,496</text:p>
          </table:table-cell>
          <table:table-cell table:style-name="ce4" office:value-type="string" calcext:value-type="string">
            <text:p>75.8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普慶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81" calcext:value-type="float">
            <text:p>2,581</text:p>
          </table:table-cell>
          <table:table-cell table:style-name="ce4" office:value-type="string" calcext:value-type="string">
            <text:p>75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3196" calcext:value-type="float">
            <text:p>3,19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241" calcext:value-type="float">
            <text:p>3,2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1" calcext:value-type="float">
            <text:p>3,241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6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6" calcext:value-type="float">
            <text:p>3,036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114" calcext:value-type="float">
            <text:p>4,114</text:p>
          </table:table-cell>
          <table:table-cell table:style-name="ce4" office:value-type="string" calcext:value-type="string">
            <text:p>73.8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普義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9" calcext:value-type="float">
            <text:p>2,809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5467" calcext:value-type="float">
            <text:p>5,467</text:p>
          </table:table-cell>
          <table:table-cell table:style-name="ce4" office:value-type="string" calcext:value-type="string">
            <text:p>51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431" calcext:value-type="float">
            <text:p>2,431</text:p>
          </table:table-cell>
          <table:table-cell table:style-name="ce4" office:value-type="string" calcext:value-type="string">
            <text:p>74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261" calcext:value-type="float">
            <text:p>1,261</text:p>
          </table:table-cell>
          <table:table-cell table:style-name="ce3" office:value-type="float" office:value="2698" calcext:value-type="float">
            <text:p>2,69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717" calcext:value-type="float">
            <text:p>3,717</text:p>
          </table:table-cell>
          <table:table-cell table:style-name="ce4" office:value-type="string" calcext:value-type="string">
            <text:p>73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280" calcext:value-type="float">
            <text:p>1,28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3907" calcext:value-type="float">
            <text:p>3,907</text:p>
          </table:table-cell>
          <table:table-cell table:style-name="ce4" office:value-type="string" calcext:value-type="string">
            <text:p>72.6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2" calcext:value-type="float">
            <text:p>2,352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3254" calcext:value-type="float">
            <text:p>3,254</text:p>
          </table:table-cell>
          <table:table-cell table:style-name="ce4" office:value-type="string" calcext:value-type="string">
            <text:p>72.2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3459" calcext:value-type="float">
            <text:p>3,45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532" calcext:value-type="float">
            <text:p>3,5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2" calcext:value-type="float">
            <text:p>3,532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4853" calcext:value-type="float">
            <text:p>4,853</text:p>
          </table:table-cell>
          <table:table-cell table:style-name="ce4" office:value-type="string" calcext:value-type="string">
            <text:p>72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040" calcext:value-type="float">
            <text:p>2,04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3829" calcext:value-type="float">
            <text:p>3,82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886" calcext:value-type="float">
            <text:p>3,8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86" calcext:value-type="float">
            <text:p>3,886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5297" calcext:value-type="float">
            <text:p>5,297</text:p>
          </table:table-cell>
          <table:table-cell table:style-name="ce4" office:value-type="string" calcext:value-type="string">
            <text:p>73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361" calcext:value-type="float">
            <text:p>2,36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402" calcext:value-type="float">
            <text:p>2,40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223" calcext:value-type="float">
            <text:p>3,223</text:p>
          </table:table-cell>
          <table:table-cell table:style-name="ce4" office:value-type="string" calcext:value-type="string">
            <text:p>74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自治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567" calcext:value-type="float">
            <text:p>1,56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485" calcext:value-type="float">
            <text:p>2,48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441" calcext:value-type="float">
            <text:p>3,441</text:p>
          </table:table-cell>
          <table:table-cell table:style-name="ce4" office:value-type="string" calcext:value-type="string">
            <text:p>73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壢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091" calcext:value-type="float">
            <text:p>2,091</text:p>
          </table:table-cell>
          <table:table-cell table:style-name="ce4" office:value-type="string" calcext:value-type="string">
            <text:p>70.4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427" calcext:value-type="float">
            <text:p>1,427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2924" calcext:value-type="float">
            <text:p>2,92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995" calcext:value-type="float">
            <text:p>2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5" calcext:value-type="float">
            <text:p>2,99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209" calcext:value-type="float">
            <text:p>4,209</text:p>
          </table:table-cell>
          <table:table-cell table:style-name="ce4" office:value-type="string" calcext:value-type="string">
            <text:p>71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7" calcext:value-type="float">
            <text:p>2,027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685" calcext:value-type="float">
            <text:p>2,685</text:p>
          </table:table-cell>
          <table:table-cell table:style-name="ce4" office:value-type="string" calcext:value-type="string">
            <text:p>75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452" calcext:value-type="float">
            <text:p>3,452</text:p>
          </table:table-cell>
          <table:table-cell table:style-name="ce4" office:value-type="string" calcext:value-type="string">
            <text:p>73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316" calcext:value-type="float">
            <text:p>1,316</text:p>
          </table:table-cell>
          <table:table-cell table:style-name="ce3" office:value-type="float" office:value="3266" calcext:value-type="float">
            <text:p>3,26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322" calcext:value-type="float">
            <text:p>3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2" calcext:value-type="float">
            <text:p>3,322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421" calcext:value-type="float">
            <text:p>4,421</text:p>
          </table:table-cell>
          <table:table-cell table:style-name="ce4" office:value-type="string" calcext:value-type="string">
            <text:p>75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4006" calcext:value-type="float">
            <text:p>4,00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4084" calcext:value-type="float">
            <text:p>4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4" calcext:value-type="float">
            <text:p>4,084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5584" calcext:value-type="float">
            <text:p>5,584</text:p>
          </table:table-cell>
          <table:table-cell table:style-name="ce4" office:value-type="string" calcext:value-type="string">
            <text:p>73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2590" calcext:value-type="float">
            <text:p>2,59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638" calcext:value-type="float">
            <text:p>2,6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8" calcext:value-type="float">
            <text:p>2,638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702" calcext:value-type="float">
            <text:p>3,702</text:p>
          </table:table-cell>
          <table:table-cell table:style-name="ce4" office:value-type="string" calcext:value-type="string">
            <text:p>71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3921" calcext:value-type="float">
            <text:p>3,92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993" calcext:value-type="float">
            <text:p>3,9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94" calcext:value-type="float">
            <text:p>3,994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5313" calcext:value-type="float">
            <text:p>5,313</text:p>
          </table:table-cell>
          <table:table-cell table:style-name="ce4" office:value-type="string" calcext:value-type="string">
            <text:p>75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837" calcext:value-type="float">
            <text:p>2,837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812" calcext:value-type="float">
            <text:p>2,812</text:p>
          </table:table-cell>
          <table:table-cell table:style-name="ce3" office:value-type="float" office:value="6179" calcext:value-type="float">
            <text:p>6,179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6287" calcext:value-type="float">
            <text:p>6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7" calcext:value-type="float">
            <text:p>6,287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8422" calcext:value-type="float">
            <text:p>8,422</text:p>
          </table:table-cell>
          <table:table-cell table:style-name="ce4" office:value-type="string" calcext:value-type="string">
            <text:p>74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2" calcext:value-type="float">
            <text:p>1,84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425" calcext:value-type="float">
            <text:p>2,425</text:p>
          </table:table-cell>
          <table:table-cell table:style-name="ce4" office:value-type="string" calcext:value-type="string">
            <text:p>75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4998" calcext:value-type="float">
            <text:p>4,998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093" calcext:value-type="float">
            <text:p>5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3" calcext:value-type="float">
            <text:p>5,093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6762" calcext:value-type="float">
            <text:p>6,762</text:p>
          </table:table-cell>
          <table:table-cell table:style-name="ce4" office:value-type="string" calcext:value-type="string">
            <text:p>75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頭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56" calcext:value-type="float">
            <text:p>1,556</text:p>
          </table:table-cell>
          <table:table-cell table:style-name="ce4" office:value-type="string" calcext:value-type="string">
            <text:p>71.1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9" calcext:value-type="float">
            <text:p>2,489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304" calcext:value-type="float">
            <text:p>3,304</text:p>
          </table:table-cell>
          <table:table-cell table:style-name="ce4" office:value-type="string" calcext:value-type="string">
            <text:p>75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3485" calcext:value-type="float">
            <text:p>3,485</text:p>
          </table:table-cell>
          <table:table-cell table:style-name="ce4" office:value-type="string" calcext:value-type="string">
            <text:p>74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708" calcext:value-type="float">
            <text:p>3,708</text:p>
          </table:table-cell>
          <table:table-cell table:style-name="ce4" office:value-type="string" calcext:value-type="string">
            <text:p>76.1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03" calcext:value-type="float">
            <text:p>3,403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560" calcext:value-type="float">
            <text:p>4,560</text:p>
          </table:table-cell>
          <table:table-cell table:style-name="ce4" office:value-type="string" calcext:value-type="string">
            <text:p>74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2360" calcext:value-type="float">
            <text:p>2,36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5" calcext:value-type="float">
            <text:p>2,405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208" calcext:value-type="float">
            <text:p>3,208</text:p>
          </table:table-cell>
          <table:table-cell table:style-name="ce4" office:value-type="string" calcext:value-type="string">
            <text:p>74.9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3099" calcext:value-type="float">
            <text:p>3,099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4242" calcext:value-type="float">
            <text:p>4,242</text:p>
          </table:table-cell>
          <table:table-cell table:style-name="ce4" office:value-type="string" calcext:value-type="string">
            <text:p>74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2610" calcext:value-type="float">
            <text:p>2,61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596" calcext:value-type="float">
            <text:p>3,596</text:p>
          </table:table-cell>
          <table:table-cell table:style-name="ce4" office:value-type="string" calcext:value-type="string">
            <text:p>73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689" calcext:value-type="float">
            <text:p>1,68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1" calcext:value-type="float">
            <text:p>3,10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4002" calcext:value-type="float">
            <text:p>4,002</text:p>
          </table:table-cell>
          <table:table-cell table:style-name="ce4" office:value-type="string" calcext:value-type="string">
            <text:p>77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2734" calcext:value-type="float">
            <text:p>2,73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0" calcext:value-type="float">
            <text:p>2,780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706" calcext:value-type="float">
            <text:p>3,706</text:p>
          </table:table-cell>
          <table:table-cell table:style-name="ce4" office:value-type="string" calcext:value-type="string">
            <text:p>75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福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966" calcext:value-type="float">
            <text:p>3,966</text:p>
          </table:table-cell>
          <table:table-cell table:style-name="ce4" office:value-type="string" calcext:value-type="string">
            <text:p>74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897" calcext:value-type="float">
            <text:p>1,897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4226" calcext:value-type="float">
            <text:p>4,22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310" calcext:value-type="float">
            <text:p>4,3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0" calcext:value-type="float">
            <text:p>4,310</text:p>
          </table:table-cell>
          <table:table-cell table:style-name="ce3" office:value-type="float" office:value="1591" calcext:value-type="float">
            <text:p>1,591</text:p>
          </table:table-cell>
          <table:table-cell table:style-name="ce3" office:value-type="float" office:value="5901" calcext:value-type="float">
            <text:p>5,901</text:p>
          </table:table-cell>
          <table:table-cell table:style-name="ce4" office:value-type="string" calcext:value-type="string">
            <text:p>73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3973" calcext:value-type="float">
            <text:p>3,97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045" calcext:value-type="float">
            <text:p>4,0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5" calcext:value-type="float">
            <text:p>4,045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5293" calcext:value-type="float">
            <text:p>5,293</text:p>
          </table:table-cell>
          <table:table-cell table:style-name="ce4" office:value-type="string" calcext:value-type="string">
            <text:p>76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596" calcext:value-type="float">
            <text:p>2,596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6628" calcext:value-type="float">
            <text:p>6,628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6762" calcext:value-type="float">
            <text:p>6,7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63" calcext:value-type="float">
            <text:p>6,763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8941" calcext:value-type="float">
            <text:p>8,941</text:p>
          </table:table-cell>
          <table:table-cell table:style-name="ce4" office:value-type="string" calcext:value-type="string">
            <text:p>75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620" calcext:value-type="float">
            <text:p>1,62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304" calcext:value-type="float">
            <text:p>2,304</text:p>
          </table:table-cell>
          <table:table-cell table:style-name="ce4" office:value-type="string" calcext:value-type="string">
            <text:p>71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061" calcext:value-type="float">
            <text:p>2,06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1" calcext:value-type="float">
            <text:p>2,101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2918" calcext:value-type="float">
            <text:p>2,918</text:p>
          </table:table-cell>
          <table:table-cell table:style-name="ce4" office:value-type="string" calcext:value-type="string">
            <text:p>72.0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國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802" calcext:value-type="float">
            <text:p>1,802</text:p>
          </table:table-cell>
          <table:table-cell table:style-name="ce4" office:value-type="string" calcext:value-type="string">
            <text:p>76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792" calcext:value-type="float">
            <text:p>1,79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344" calcext:value-type="float">
            <text:p>2,344</text:p>
          </table:table-cell>
          <table:table-cell table:style-name="ce4" office:value-type="string" calcext:value-type="string">
            <text:p>77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627" calcext:value-type="float">
            <text:p>2,627</text:p>
          </table:table-cell>
          <table:table-cell table:style-name="ce4" office:value-type="string" calcext:value-type="string">
            <text:p>78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75" calcext:value-type="float">
            <text:p>875</text:p>
          </table:table-cell>
          <table:table-cell table:style-name="ce4" office:value-type="string" calcext:value-type="string">
            <text:p>71.5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壢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74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73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建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1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舊明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51" calcext:value-type="float">
            <text:p>1,351</text:p>
          </table:table-cell>
          <table:table-cell table:style-name="ce4" office:value-type="string" calcext:value-type="string">
            <text:p>74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1" calcext:value-type="float">
            <text:p>2,631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3591" calcext:value-type="float">
            <text:p>3,591</text:p>
          </table:table-cell>
          <table:table-cell table:style-name="ce4" office:value-type="string" calcext:value-type="string">
            <text:p>73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3749" calcext:value-type="float">
            <text:p>3,74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809" calcext:value-type="float">
            <text:p>3,8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09" calcext:value-type="float">
            <text:p>3,809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177" calcext:value-type="float">
            <text:p>5,177</text:p>
          </table:table-cell>
          <table:table-cell table:style-name="ce4" office:value-type="string" calcext:value-type="string">
            <text:p>73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1779" calcext:value-type="float">
            <text:p>1,779</text:p>
          </table:table-cell>
          <table:table-cell table:style-name="ce3" office:value-type="float" office:value="3837" calcext:value-type="float">
            <text:p>3,83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901" calcext:value-type="float">
            <text:p>3,9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1" calcext:value-type="float">
            <text:p>3,901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5332" calcext:value-type="float">
            <text:p>5,332</text:p>
          </table:table-cell>
          <table:table-cell table:style-name="ce4" office:value-type="string" calcext:value-type="string">
            <text:p>73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2355" calcext:value-type="float">
            <text:p>2,35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5" calcext:value-type="float">
            <text:p>2,39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221" calcext:value-type="float">
            <text:p>3,221</text:p>
          </table:table-cell>
          <table:table-cell table:style-name="ce4" office:value-type="string" calcext:value-type="string">
            <text:p>74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69" calcext:value-type="float">
            <text:p>2,269</text:p>
          </table:table-cell>
          <table:table-cell table:style-name="ce3" office:value-type="float" office:value="4538" calcext:value-type="float">
            <text:p>4,53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4631" calcext:value-type="float">
            <text:p>4,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31" calcext:value-type="float">
            <text:p>4,631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6154" calcext:value-type="float">
            <text:p>6,154</text:p>
          </table:table-cell>
          <table:table-cell table:style-name="ce4" office:value-type="string" calcext:value-type="string">
            <text:p>75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2533" calcext:value-type="float">
            <text:p>2,53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455" calcext:value-type="float">
            <text:p>3,455</text:p>
          </table:table-cell>
          <table:table-cell table:style-name="ce4" office:value-type="string" calcext:value-type="string">
            <text:p>74.5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05" calcext:value-type="float">
            <text:p>1,905</text:p>
          </table:table-cell>
          <table:table-cell table:style-name="ce3" office:value-type="float" office:value="3490" calcext:value-type="float">
            <text:p>3,49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37" calcext:value-type="float">
            <text:p>3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7" calcext:value-type="float">
            <text:p>3,537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4814" calcext:value-type="float">
            <text:p>4,814</text:p>
          </table:table-cell>
          <table:table-cell table:style-name="ce4" office:value-type="string" calcext:value-type="string">
            <text:p>73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884" calcext:value-type="float">
            <text:p>1,884</text:p>
          </table:table-cell>
          <table:table-cell table:style-name="ce3" office:value-type="float" office:value="3726" calcext:value-type="float">
            <text:p>3,726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21" calcext:value-type="float">
            <text:p>3,821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5115" calcext:value-type="float">
            <text:p>5,115</text:p>
          </table:table-cell>
          <table:table-cell table:style-name="ce4" office:value-type="string" calcext:value-type="string">
            <text:p>74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2456" calcext:value-type="float">
            <text:p>2,45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2" calcext:value-type="float">
            <text:p>2,492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3258" calcext:value-type="float">
            <text:p>3,258</text:p>
          </table:table-cell>
          <table:table-cell table:style-name="ce4" office:value-type="string" calcext:value-type="string">
            <text:p>76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3472" calcext:value-type="float">
            <text:p>3,47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3" calcext:value-type="float">
            <text:p>3,533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4669" calcext:value-type="float">
            <text:p>4,669</text:p>
          </table:table-cell>
          <table:table-cell table:style-name="ce4" office:value-type="string" calcext:value-type="string">
            <text:p>75.6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500" calcext:value-type="float">
            <text:p>2,500</text:p>
          </table:table-cell>
          <table:table-cell table:style-name="ce3" office:value-type="float" office:value="4134" calcext:value-type="float">
            <text:p>4,134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215" calcext:value-type="float">
            <text:p>4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5" calcext:value-type="float">
            <text:p>4,215</text:p>
          </table:table-cell>
          <table:table-cell table:style-name="ce3" office:value-type="float" office:value="1489" calcext:value-type="float">
            <text:p>1,489</text:p>
          </table:table-cell>
          <table:table-cell table:style-name="ce3" office:value-type="float" office:value="5704" calcext:value-type="float">
            <text:p>5,704</text:p>
          </table:table-cell>
          <table:table-cell table:style-name="ce4" office:value-type="string" calcext:value-type="string">
            <text:p>73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2702" calcext:value-type="float">
            <text:p>2,70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751" calcext:value-type="float">
            <text:p>2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1" calcext:value-type="float">
            <text:p>2,751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716" calcext:value-type="float">
            <text:p>3,716</text:p>
          </table:table-cell>
          <table:table-cell table:style-name="ce4" office:value-type="string" calcext:value-type="string">
            <text:p>74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131" calcext:value-type="float">
            <text:p>3,131</text:p>
          </table:table-cell>
          <table:table-cell table:style-name="ce3" office:value-type="float" office:value="6129" calcext:value-type="float">
            <text:p>6,12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6257" calcext:value-type="float">
            <text:p>6,2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258" calcext:value-type="float">
            <text:p>6,258</text:p>
          </table:table-cell>
          <table:table-cell table:style-name="ce3" office:value-type="float" office:value="2168" calcext:value-type="float">
            <text:p>2,168</text:p>
          </table:table-cell>
          <table:table-cell table:style-name="ce3" office:value-type="float" office:value="8426" calcext:value-type="float">
            <text:p>8,426</text:p>
          </table:table-cell>
          <table:table-cell table:style-name="ce4" office:value-type="string" calcext:value-type="string">
            <text:p>74.26</text:p>
          </table:table-cell>
          <table:table-cell table:number-columns-repeated="100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桃園市第4選舉區" table:style-name="ta4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桃園市第4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范綱祥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甘乃迪</text:p>
            <text:p>台灣國民黨</text:p>
          </table:table-cell>
          <table:table-cell table:style-name="ce1" office:value-type="string" calcext:value-type="string" table:number-columns-spanned="1" table:number-rows-spanned="3">
            <text:p>(3)</text:p>
            <text:p>萬美玲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黃明莉</text:p>
            <text:p>無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83183" calcext:value-type="float">
            <text:p>83,183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119430" calcext:value-type="float">
            <text:p>119,430</text:p>
          </table:table-cell>
          <table:table-cell table:style-name="ce3" office:value-type="float" office:value="9426" calcext:value-type="float">
            <text:p>9,426</text:p>
          </table:table-cell>
          <table:table-cell table:style-name="ce3" office:value-type="float" office:value="215332" calcext:value-type="float">
            <text:p>215,332</text:p>
          </table:table-cell>
          <table:table-cell table:style-name="ce3" office:value-type="float" office:value="4767" calcext:value-type="float">
            <text:p>4,767</text:p>
          </table:table-cell>
          <table:table-cell table:style-name="ce3" office:value-type="float" office:value="220099" calcext:value-type="float">
            <text:p>220,0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0105" calcext:value-type="float">
            <text:p>220,105</text:p>
          </table:table-cell>
          <table:table-cell table:style-name="ce3" office:value-type="float" office:value="82218" calcext:value-type="float">
            <text:p>82,218</text:p>
          </table:table-cell>
          <table:table-cell table:style-name="ce3" office:value-type="float" office:value="302323" calcext:value-type="float">
            <text:p>302,323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桃園區</text:p>
          </table:table-cell>
          <table:table-cell table:style-name="ce2"/>
          <table:table-cell table:style-name="ce3" office:value-type="float" office:value="83183" calcext:value-type="float">
            <text:p>83,183</text:p>
          </table:table-cell>
          <table:table-cell table:style-name="ce3" office:value-type="float" office:value="3293" calcext:value-type="float">
            <text:p>3,293</text:p>
          </table:table-cell>
          <table:table-cell table:style-name="ce3" office:value-type="float" office:value="119430" calcext:value-type="float">
            <text:p>119,430</text:p>
          </table:table-cell>
          <table:table-cell table:style-name="ce3" office:value-type="float" office:value="9426" calcext:value-type="float">
            <text:p>9,426</text:p>
          </table:table-cell>
          <table:table-cell table:style-name="ce3" office:value-type="float" office:value="215332" calcext:value-type="float">
            <text:p>215,332</text:p>
          </table:table-cell>
          <table:table-cell table:style-name="ce3" office:value-type="float" office:value="4767" calcext:value-type="float">
            <text:p>4,767</text:p>
          </table:table-cell>
          <table:table-cell table:style-name="ce3" office:value-type="float" office:value="220099" calcext:value-type="float">
            <text:p>220,0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0105" calcext:value-type="float">
            <text:p>220,105</text:p>
          </table:table-cell>
          <table:table-cell table:style-name="ce3" office:value-type="float" office:value="82218" calcext:value-type="float">
            <text:p>82,218</text:p>
          </table:table-cell>
          <table:table-cell table:style-name="ce3" office:value-type="float" office:value="302323" calcext:value-type="float">
            <text:p>302,323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588" calcext:value-type="float">
            <text:p>2,58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731" calcext:value-type="float">
            <text:p>4,731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4828" calcext:value-type="float">
            <text:p>4,8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829" calcext:value-type="float">
            <text:p>4,829</text:p>
          </table:table-cell>
          <table:table-cell table:style-name="ce3" office:value-type="float" office:value="1855" calcext:value-type="float">
            <text:p>1,855</text:p>
          </table:table-cell>
          <table:table-cell table:style-name="ce3" office:value-type="float" office:value="6684" calcext:value-type="float">
            <text:p>6,684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719" calcext:value-type="float">
            <text:p>3,719</text:p>
          </table:table-cell>
          <table:table-cell table:style-name="ce4" office:value-type="string" calcext:value-type="string">
            <text:p>72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4586" calcext:value-type="float">
            <text:p>4,586</text:p>
          </table:table-cell>
          <table:table-cell table:style-name="ce4" office:value-type="string" calcext:value-type="string">
            <text:p>7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36" calcext:value-type="float">
            <text:p>1,83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478" calcext:value-type="float">
            <text:p>3,47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48" calcext:value-type="float">
            <text:p>3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8" calcext:value-type="float">
            <text:p>3,548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853" calcext:value-type="float">
            <text:p>4,853</text:p>
          </table:table-cell>
          <table:table-cell table:style-name="ce4" office:value-type="string" calcext:value-type="string">
            <text:p>73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388" calcext:value-type="float">
            <text:p>2,388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237" calcext:value-type="float">
            <text:p>4,23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313" calcext:value-type="float">
            <text:p>4,3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14" calcext:value-type="float">
            <text:p>4,314</text:p>
          </table:table-cell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5754" calcext:value-type="float">
            <text:p>5,754</text:p>
          </table:table-cell>
          <table:table-cell table:style-name="ce4" office:value-type="string" calcext:value-type="string">
            <text:p>74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34" calcext:value-type="float">
            <text:p>1,53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38" calcext:value-type="float">
            <text:p>2,83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3931" calcext:value-type="float">
            <text:p>3,931</text:p>
          </table:table-cell>
          <table:table-cell table:style-name="ce4" office:value-type="string" calcext:value-type="string">
            <text:p>73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5736" calcext:value-type="float">
            <text:p>5,736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3" office:value-type="float" office:value="1737" calcext:value-type="float">
            <text:p>1,73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373" calcext:value-type="float">
            <text:p>2,37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350" calcext:value-type="float">
            <text:p>4,3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4425" calcext:value-type="float">
            <text:p>4,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5" calcext:value-type="float">
            <text:p>4,425</text:p>
          </table:table-cell>
          <table:table-cell table:style-name="ce3" office:value-type="float" office:value="1486" calcext:value-type="float">
            <text:p>1,486</text:p>
          </table:table-cell>
          <table:table-cell table:style-name="ce3" office:value-type="float" office:value="5911" calcext:value-type="float">
            <text:p>5,911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61" calcext:value-type="float">
            <text:p>1,261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20" calcext:value-type="float">
            <text:p>2,12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209" calcext:value-type="float">
            <text:p>4,209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286" calcext:value-type="float">
            <text:p>4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86" calcext:value-type="float">
            <text:p>4,286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5696" calcext:value-type="float">
            <text:p>5,696</text:p>
          </table:table-cell>
          <table:table-cell table:style-name="ce4" office:value-type="string" calcext:value-type="string">
            <text:p>7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76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6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73" calcext:value-type="float">
            <text:p>1,473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54" calcext:value-type="float">
            <text:p>1,654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662" calcext:value-type="float">
            <text:p>1,662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768" calcext:value-type="float">
            <text:p>1,768</text:p>
          </table:table-cell>
          <table:table-cell table:style-name="ce4" office:value-type="string" calcext:value-type="string">
            <text:p>70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511" calcext:value-type="float">
            <text:p>1,5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45" calcext:value-type="float">
            <text:p>3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5" calcext:value-type="float">
            <text:p>3,245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4320" calcext:value-type="float">
            <text:p>4,320</text:p>
          </table:table-cell>
          <table:table-cell table:style-name="ce4" office:value-type="string" calcext:value-type="string">
            <text:p>75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710" calcext:value-type="float">
            <text:p>1,710</text:p>
          </table:table-cell>
          <table:table-cell table:style-name="ce4" office:value-type="string" calcext:value-type="string">
            <text:p>69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73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1636" calcext:value-type="float">
            <text:p>1,636</text:p>
          </table:table-cell>
          <table:table-cell table:style-name="ce4" office:value-type="string" calcext:value-type="string">
            <text:p>64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美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79" calcext:value-type="float">
            <text:p>979</text:p>
          </table:table-cell>
          <table:table-cell table:style-name="ce4" office:value-type="string" calcext:value-type="string">
            <text:p>71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675" calcext:value-type="float">
            <text:p>1,67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119" calcext:value-type="float">
            <text:p>2,11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038" calcext:value-type="float">
            <text:p>4,03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132" calcext:value-type="float">
            <text:p>4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2" calcext:value-type="float">
            <text:p>4,132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5670" calcext:value-type="float">
            <text:p>5,670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84" calcext:value-type="float">
            <text:p>1,284</text:p>
          </table:table-cell>
          <table:table-cell table:style-name="ce4" office:value-type="string" calcext:value-type="string">
            <text:p>7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678" calcext:value-type="float">
            <text:p>2,67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4733" calcext:value-type="float">
            <text:p>4,73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4840" calcext:value-type="float">
            <text:p>4,8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40" calcext:value-type="float">
            <text:p>4,840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6435" calcext:value-type="float">
            <text:p>6,435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89" calcext:value-type="float">
            <text:p>1,88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230" calcext:value-type="float">
            <text:p>3,23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4530" calcext:value-type="float">
            <text:p>4,530</text:p>
          </table:table-cell>
          <table:table-cell table:style-name="ce4" office:value-type="string" calcext:value-type="string">
            <text:p>73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2018" calcext:value-type="float">
            <text:p>2,01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214" calcext:value-type="float">
            <text:p>5,214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5331" calcext:value-type="float">
            <text:p>5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1" calcext:value-type="float">
            <text:p>5,331</text:p>
          </table:table-cell>
          <table:table-cell table:style-name="ce3" office:value-type="float" office:value="1845" calcext:value-type="float">
            <text:p>1,845</text:p>
          </table:table-cell>
          <table:table-cell table:style-name="ce3" office:value-type="float" office:value="7176" calcext:value-type="float">
            <text:p>7,176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632" calcext:value-type="float">
            <text:p>4,632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42" calcext:value-type="float">
            <text:p>4,742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6399" calcext:value-type="float">
            <text:p>6,399</text:p>
          </table:table-cell>
          <table:table-cell table:style-name="ce4" office:value-type="string" calcext:value-type="string">
            <text:p>74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3" office:value-type="float" office:value="1438" calcext:value-type="float">
            <text:p>1,43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098" calcext:value-type="float">
            <text:p>2,098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3771" calcext:value-type="float">
            <text:p>3,77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870" calcext:value-type="float">
            <text:p>3,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0" calcext:value-type="float">
            <text:p>3,870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5412" calcext:value-type="float">
            <text:p>5,412</text:p>
          </table:table-cell>
          <table:table-cell table:style-name="ce4" office:value-type="string" calcext:value-type="string">
            <text:p>71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94" calcext:value-type="float">
            <text:p>1,994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248" calcext:value-type="float">
            <text:p>3,24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317" calcext:value-type="float">
            <text:p>3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7" calcext:value-type="float">
            <text:p>3,317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379" calcext:value-type="float">
            <text:p>4,379</text:p>
          </table:table-cell>
          <table:table-cell table:style-name="ce4" office:value-type="string" calcext:value-type="string">
            <text:p>75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914" calcext:value-type="float">
            <text:p>2,914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997" calcext:value-type="float">
            <text:p>3,997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745" calcext:value-type="float">
            <text:p>3,745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298" calcext:value-type="float">
            <text:p>5,298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61" calcext:value-type="float">
            <text:p>1,56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826" calcext:value-type="float">
            <text:p>3,826</text:p>
          </table:table-cell>
          <table:table-cell table:style-name="ce4" office:value-type="string" calcext:value-type="string">
            <text:p>74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481" calcext:value-type="float">
            <text:p>4,481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576" calcext:value-type="float">
            <text:p>4,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6" calcext:value-type="float">
            <text:p>4,576</text:p>
          </table:table-cell>
          <table:table-cell table:style-name="ce3" office:value-type="float" office:value="1658" calcext:value-type="float">
            <text:p>1,658</text:p>
          </table:table-cell>
          <table:table-cell table:style-name="ce3" office:value-type="float" office:value="6234" calcext:value-type="float">
            <text:p>6,234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4219" calcext:value-type="float">
            <text:p>4,21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329" calcext:value-type="float">
            <text:p>4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9" calcext:value-type="float">
            <text:p>4,329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5636" calcext:value-type="float">
            <text:p>5,636</text:p>
          </table:table-cell>
          <table:table-cell table:style-name="ce4" office:value-type="string" calcext:value-type="string">
            <text:p>76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3367" calcext:value-type="float">
            <text:p>3,36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0" calcext:value-type="float">
            <text:p>3,420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4675" calcext:value-type="float">
            <text:p>4,675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9" calcext:value-type="float">
            <text:p>2,56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3505" calcext:value-type="float">
            <text:p>3,505</text:p>
          </table:table-cell>
          <table:table-cell table:style-name="ce4" office:value-type="string" calcext:value-type="string">
            <text:p>73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2180" calcext:value-type="float">
            <text:p>2,18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285" calcext:value-type="float">
            <text:p>3,285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3841" calcext:value-type="float">
            <text:p>3,84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5357" calcext:value-type="float">
            <text:p>5,357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914" calcext:value-type="float">
            <text:p>3,91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997" calcext:value-type="float">
            <text:p>3,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7" calcext:value-type="float">
            <text:p>3,997</text:p>
          </table:table-cell>
          <table:table-cell table:style-name="ce3" office:value-type="float" office:value="1544" calcext:value-type="float">
            <text:p>1,544</text:p>
          </table:table-cell>
          <table:table-cell table:style-name="ce3" office:value-type="float" office:value="5541" calcext:value-type="float">
            <text:p>5,541</text:p>
          </table:table-cell>
          <table:table-cell table:style-name="ce4" office:value-type="string" calcext:value-type="string">
            <text:p>72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388" calcext:value-type="float">
            <text:p>3,38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4821" calcext:value-type="float">
            <text:p>4,821</text:p>
          </table:table-cell>
          <table:table-cell table:style-name="ce4" office:value-type="string" calcext:value-type="string">
            <text:p>72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1628" calcext:value-type="float">
            <text:p>1,62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658" calcext:value-type="float">
            <text:p>2,65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567" calcext:value-type="float">
            <text:p>4,56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4669" calcext:value-type="float">
            <text:p>4,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9" calcext:value-type="float">
            <text:p>4,669</text:p>
          </table:table-cell>
          <table:table-cell table:style-name="ce3" office:value-type="float" office:value="1696" calcext:value-type="float">
            <text:p>1,696</text:p>
          </table:table-cell>
          <table:table-cell table:style-name="ce3" office:value-type="float" office:value="6365" calcext:value-type="float">
            <text:p>6,365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5164" calcext:value-type="float">
            <text:p>5,164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290" calcext:value-type="float">
            <text:p>5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0" calcext:value-type="float">
            <text:p>5,290</text:p>
          </table:table-cell>
          <table:table-cell table:style-name="ce3" office:value-type="float" office:value="4255" calcext:value-type="float">
            <text:p>4,255</text:p>
          </table:table-cell>
          <table:table-cell table:style-name="ce3" office:value-type="float" office:value="9545" calcext:value-type="float">
            <text:p>9,545</text:p>
          </table:table-cell>
          <table:table-cell table:style-name="ce4" office:value-type="string" calcext:value-type="string">
            <text:p>55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275" calcext:value-type="float">
            <text:p>3,275</text:p>
          </table:table-cell>
          <table:table-cell table:style-name="ce4" office:value-type="string" calcext:value-type="string">
            <text:p>75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480" calcext:value-type="float">
            <text:p>2,480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211" calcext:value-type="float">
            <text:p>4,21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4303" calcext:value-type="float">
            <text:p>4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03" calcext:value-type="float">
            <text:p>4,303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6069" calcext:value-type="float">
            <text:p>6,069</text:p>
          </table:table-cell>
          <table:table-cell table:style-name="ce4" office:value-type="string" calcext:value-type="string">
            <text:p>70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埔里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3289" calcext:value-type="float">
            <text:p>3,289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377" calcext:value-type="float">
            <text:p>3,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78" calcext:value-type="float">
            <text:p>3,378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4663" calcext:value-type="float">
            <text:p>4,663</text:p>
          </table:table-cell>
          <table:table-cell table:style-name="ce4" office:value-type="string" calcext:value-type="string">
            <text:p>72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166" calcext:value-type="float">
            <text:p>3,16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35" calcext:value-type="float">
            <text:p>3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5" calcext:value-type="float">
            <text:p>3,235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4400" calcext:value-type="float">
            <text:p>4,400</text:p>
          </table:table-cell>
          <table:table-cell table:style-name="ce4" office:value-type="string" calcext:value-type="string">
            <text:p>73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2719" calcext:value-type="float">
            <text:p>2,719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977" calcext:value-type="float">
            <text:p>3,97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052" calcext:value-type="float">
            <text:p>7,052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7206" calcext:value-type="float">
            <text:p>7,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208" calcext:value-type="float">
            <text:p>7,208</text:p>
          </table:table-cell>
          <table:table-cell table:style-name="ce3" office:value-type="float" office:value="2684" calcext:value-type="float">
            <text:p>2,684</text:p>
          </table:table-cell>
          <table:table-cell table:style-name="ce3" office:value-type="float" office:value="9892" calcext:value-type="float">
            <text:p>9,892</text:p>
          </table:table-cell>
          <table:table-cell table:style-name="ce4" office:value-type="string" calcext:value-type="string">
            <text:p>7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605" calcext:value-type="float">
            <text:p>2,605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294" calcext:value-type="float">
            <text:p>4,294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4395" calcext:value-type="float">
            <text:p>4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5" calcext:value-type="float">
            <text:p>4,395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5901" calcext:value-type="float">
            <text:p>5,901</text:p>
          </table:table-cell>
          <table:table-cell table:style-name="ce4" office:value-type="string" calcext:value-type="string">
            <text:p>74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5358" calcext:value-type="float">
            <text:p>5,358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497" calcext:value-type="float">
            <text:p>5,4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7" calcext:value-type="float">
            <text:p>5,497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7332" calcext:value-type="float">
            <text:p>7,332</text:p>
          </table:table-cell>
          <table:table-cell table:style-name="ce4" office:value-type="string" calcext:value-type="string">
            <text:p>74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91" calcext:value-type="float">
            <text:p>2,19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8" calcext:value-type="float">
            <text:p>2,24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984" calcext:value-type="float">
            <text:p>2,984</text:p>
          </table:table-cell>
          <table:table-cell table:style-name="ce4" office:value-type="string" calcext:value-type="string">
            <text:p>75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3088" calcext:value-type="float">
            <text:p>3,088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621" calcext:value-type="float">
            <text:p>1,621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206" calcext:value-type="float">
            <text:p>3,206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7" calcext:value-type="float">
            <text:p>3,287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4573" calcext:value-type="float">
            <text:p>4,573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27" calcext:value-type="float">
            <text:p>2,42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1" calcext:value-type="float">
            <text:p>2,491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353" calcext:value-type="float">
            <text:p>3,353</text:p>
          </table:table-cell>
          <table:table-cell table:style-name="ce4" office:value-type="string" calcext:value-type="string">
            <text:p>7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438" calcext:value-type="float">
            <text:p>3,43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9" calcext:value-type="float">
            <text:p>3,509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4733" calcext:value-type="float">
            <text:p>4,733</text:p>
          </table:table-cell>
          <table:table-cell table:style-name="ce4" office:value-type="string" calcext:value-type="string">
            <text:p>74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554" calcext:value-type="float">
            <text:p>2,55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823" calcext:value-type="float">
            <text:p>4,82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4938" calcext:value-type="float">
            <text:p>4,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8" calcext:value-type="float">
            <text:p>4,938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6750" calcext:value-type="float">
            <text:p>6,750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1505" calcext:value-type="float">
            <text:p>1,50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722" calcext:value-type="float">
            <text:p>3,72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8" calcext:value-type="float">
            <text:p>3,818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104" calcext:value-type="float">
            <text:p>5,104</text:p>
          </table:table-cell>
          <table:table-cell table:style-name="ce4" office:value-type="string" calcext:value-type="string">
            <text:p>74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2089" calcext:value-type="float">
            <text:p>2,08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715" calcext:value-type="float">
            <text:p>3,715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146" calcext:value-type="float">
            <text:p>6,14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6268" calcext:value-type="float">
            <text:p>6,2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8" calcext:value-type="float">
            <text:p>6,268</text:p>
          </table:table-cell>
          <table:table-cell table:style-name="ce3" office:value-type="float" office:value="2378" calcext:value-type="float">
            <text:p>2,378</text:p>
          </table:table-cell>
          <table:table-cell table:style-name="ce3" office:value-type="float" office:value="8646" calcext:value-type="float">
            <text:p>8,646</text:p>
          </table:table-cell>
          <table:table-cell table:style-name="ce4" office:value-type="string" calcext:value-type="string">
            <text:p>72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4313" calcext:value-type="float">
            <text:p>4,31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4423" calcext:value-type="float">
            <text:p>4,4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3" calcext:value-type="float">
            <text:p>4,423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6176" calcext:value-type="float">
            <text:p>6,176</text:p>
          </table:table-cell>
          <table:table-cell table:style-name="ce4" office:value-type="string" calcext:value-type="string">
            <text:p>71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043" calcext:value-type="float">
            <text:p>2,043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467" calcext:value-type="float">
            <text:p>3,46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3538" calcext:value-type="float">
            <text:p>3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8" calcext:value-type="float">
            <text:p>3,538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678" calcext:value-type="float">
            <text:p>4,678</text:p>
          </table:table-cell>
          <table:table-cell table:style-name="ce4" office:value-type="string" calcext:value-type="string">
            <text:p>7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960" calcext:value-type="float">
            <text:p>3,96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4042" calcext:value-type="float">
            <text:p>4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2" calcext:value-type="float">
            <text:p>4,042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5697" calcext:value-type="float">
            <text:p>5,697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經國里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543" calcext:value-type="float">
            <text:p>3,543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6" calcext:value-type="float">
            <text:p>3,616</text:p>
          </table:table-cell>
          <table:table-cell table:style-name="ce3" office:value-type="float" office:value="1283" calcext:value-type="float">
            <text:p>1,283</text:p>
          </table:table-cell>
          <table:table-cell table:style-name="ce3" office:value-type="float" office:value="4899" calcext:value-type="float">
            <text:p>4,899</text:p>
          </table:table-cell>
          <table:table-cell table:style-name="ce4" office:value-type="string" calcext:value-type="string">
            <text:p>73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5443" calcext:value-type="float">
            <text:p>5,44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582" calcext:value-type="float">
            <text:p>5,5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83" calcext:value-type="float">
            <text:p>5,583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7772" calcext:value-type="float">
            <text:p>7,772</text:p>
          </table:table-cell>
          <table:table-cell table:style-name="ce4" office:value-type="string" calcext:value-type="string">
            <text:p>71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3" office:value-type="float" office:value="1542" calcext:value-type="float">
            <text:p>1,54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370" calcext:value-type="float">
            <text:p>4,37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4454" calcext:value-type="float">
            <text:p>4,4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4" calcext:value-type="float">
            <text:p>4,454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6037" calcext:value-type="float">
            <text:p>6,037</text:p>
          </table:table-cell>
          <table:table-cell table:style-name="ce4" office:value-type="string" calcext:value-type="string">
            <text:p>73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894" calcext:value-type="float">
            <text:p>1,894</text:p>
          </table:table-cell>
          <table:table-cell table:style-name="ce4" office:value-type="string" calcext:value-type="string">
            <text:p>71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2731" calcext:value-type="float">
            <text:p>2,73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4" calcext:value-type="float">
            <text:p>2,804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3786" calcext:value-type="float">
            <text:p>3,786</text:p>
          </table:table-cell>
          <table:table-cell table:style-name="ce4" office:value-type="string" calcext:value-type="string">
            <text:p>74.0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934" calcext:value-type="float">
            <text:p>2,934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859" calcext:value-type="float">
            <text:p>1,859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桃園市第5選舉區" table:style-name="ta5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桃園市第5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劉仁照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呂玉玲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賴香伶</text:p>
            <text:p>台灣民眾黨</text:p>
          </table:table-cell>
          <table:table-cell table:style-name="ce1" office:value-type="string" calcext:value-type="string" table:number-columns-spanned="1" table:number-rows-spanned="3">
            <text:p>(4)</text:p>
            <text:p>易乃文</text:p>
            <text:p>司法改革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9022" calcext:value-type="float">
            <text:p>69,022</text:p>
          </table:table-cell>
          <table:table-cell table:style-name="ce3" office:value-type="float" office:value="89372" calcext:value-type="float">
            <text:p>89,372</text:p>
          </table:table-cell>
          <table:table-cell table:style-name="ce3" office:value-type="float" office:value="43691" calcext:value-type="float">
            <text:p>43,691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203665" calcext:value-type="float">
            <text:p>203,665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206141" calcext:value-type="float">
            <text:p>206,14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6154" calcext:value-type="float">
            <text:p>206,154</text:p>
          </table:table-cell>
          <table:table-cell table:style-name="ce3" office:value-type="float" office:value="74480" calcext:value-type="float">
            <text:p>74,480</text:p>
          </table:table-cell>
          <table:table-cell table:style-name="ce3" office:value-type="float" office:value="280634" calcext:value-type="float">
            <text:p>280,634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平鎮區</text:p>
          </table:table-cell>
          <table:table-cell table:style-name="ce2"/>
          <table:table-cell table:style-name="ce3" office:value-type="float" office:value="46406" calcext:value-type="float">
            <text:p>46,406</text:p>
          </table:table-cell>
          <table:table-cell table:style-name="ce3" office:value-type="float" office:value="55867" calcext:value-type="float">
            <text:p>55,867</text:p>
          </table:table-cell>
          <table:table-cell table:style-name="ce3" office:value-type="float" office:value="28470" calcext:value-type="float">
            <text:p>28,470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31540" calcext:value-type="float">
            <text:p>131,540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133221" calcext:value-type="float">
            <text:p>133,2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3231" calcext:value-type="float">
            <text:p>133,231</text:p>
          </table:table-cell>
          <table:table-cell table:style-name="ce3" office:value-type="float" office:value="46743" calcext:value-type="float">
            <text:p>46,743</text:p>
          </table:table-cell>
          <table:table-cell table:style-name="ce3" office:value-type="float" office:value="179974" calcext:value-type="float">
            <text:p>179,974</text:p>
          </table:table-cell>
          <table:table-cell table:style-name="ce4" office:value-type="string" calcext:value-type="string">
            <text:p>74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鎮里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4" calcext:value-type="float">
            <text:p>3,15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292" calcext:value-type="float">
            <text:p>4,292</text:p>
          </table:table-cell>
          <table:table-cell table:style-name="ce4" office:value-type="string" calcext:value-type="string">
            <text:p>73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74" calcext:value-type="float">
            <text:p>2,07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872" calcext:value-type="float">
            <text:p>2,872</text:p>
          </table:table-cell>
          <table:table-cell table:style-name="ce4" office:value-type="string" calcext:value-type="string">
            <text:p>73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88" calcext:value-type="float">
            <text:p>4,08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36" calcext:value-type="float">
            <text:p>4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6" calcext:value-type="float">
            <text:p>4,136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5552" calcext:value-type="float">
            <text:p>5,552</text:p>
          </table:table-cell>
          <table:table-cell table:style-name="ce4" office:value-type="string" calcext:value-type="string">
            <text:p>74.5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684" calcext:value-type="float">
            <text:p>4,68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4751" calcext:value-type="float">
            <text:p>4,7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1" calcext:value-type="float">
            <text:p>4,751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6497" calcext:value-type="float">
            <text:p>6,497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1377" calcext:value-type="float">
            <text:p>1,377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789" calcext:value-type="float">
            <text:p>3,78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5" calcext:value-type="float">
            <text:p>3,835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5084" calcext:value-type="float">
            <text:p>5,084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3" office:value-type="float" office:value="1716" calcext:value-type="float">
            <text:p>1,716</text:p>
          </table:table-cell>
          <table:table-cell table:style-name="ce3" office:value-type="float" office:value="1958" calcext:value-type="float">
            <text:p>1,958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930" calcext:value-type="float">
            <text:p>4,93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987" calcext:value-type="float">
            <text:p>4,9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88" calcext:value-type="float">
            <text:p>4,988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6662" calcext:value-type="float">
            <text:p>6,662</text:p>
          </table:table-cell>
          <table:table-cell table:style-name="ce4" office:value-type="string" calcext:value-type="string">
            <text:p>74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峰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057" calcext:value-type="float">
            <text:p>2,057</text:p>
          </table:table-cell>
          <table:table-cell table:style-name="ce4" office:value-type="string" calcext:value-type="string">
            <text:p>73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464" calcext:value-type="float">
            <text:p>2,46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3304" calcext:value-type="float">
            <text:p>3,304</text:p>
          </table:table-cell>
          <table:table-cell table:style-name="ce4"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1494" calcext:value-type="float">
            <text:p>1,49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86" calcext:value-type="float">
            <text:p>3,48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537" calcext:value-type="float">
            <text:p>3,5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37" calcext:value-type="float">
            <text:p>3,537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791" calcext:value-type="float">
            <text:p>4,791</text:p>
          </table:table-cell>
          <table:table-cell table:style-name="ce4" office:value-type="string" calcext:value-type="string">
            <text:p>73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263" calcext:value-type="float">
            <text:p>3,26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09" calcext:value-type="float">
            <text:p>3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9" calcext:value-type="float">
            <text:p>3,309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608" calcext:value-type="float">
            <text:p>4,608</text:p>
          </table:table-cell>
          <table:table-cell table:style-name="ce4" office:value-type="string" calcext:value-type="string">
            <text:p>71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豐里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73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湧安里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8" calcext:value-type="float">
            <text:p>3,128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309" calcext:value-type="float">
            <text:p>4,309</text:p>
          </table:table-cell>
          <table:table-cell table:style-name="ce4" office:value-type="string" calcext:value-type="string">
            <text:p>72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宋屋里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8" calcext:value-type="float">
            <text:p>3,038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074" calcext:value-type="float">
            <text:p>4,074</text:p>
          </table:table-cell>
          <table:table-cell table:style-name="ce4" office:value-type="string" calcext:value-type="string">
            <text:p>74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22" calcext:value-type="float">
            <text:p>3,92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969" calcext:value-type="float">
            <text:p>3,9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70" calcext:value-type="float">
            <text:p>3,970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5285" calcext:value-type="float">
            <text:p>5,285</text:p>
          </table:table-cell>
          <table:table-cell table:style-name="ce4" office:value-type="string" calcext:value-type="string">
            <text:p>75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76" calcext:value-type="float">
            <text:p>3,97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22" calcext:value-type="float">
            <text:p>4,022</text:p>
          </table:table-cell>
          <table:table-cell table:style-name="ce3" office:value-type="float" office:value="1270" calcext:value-type="float">
            <text:p>1,270</text:p>
          </table:table-cell>
          <table:table-cell table:style-name="ce3" office:value-type="float" office:value="5292" calcext:value-type="float">
            <text:p>5,292</text:p>
          </table:table-cell>
          <table:table-cell table:style-name="ce4" office:value-type="string" calcext:value-type="string">
            <text:p>7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達里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3853" calcext:value-type="float">
            <text:p>3,853</text:p>
          </table:table-cell>
          <table:table-cell table:style-name="ce4" office:value-type="string" calcext:value-type="string">
            <text:p>76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仁里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826" calcext:value-type="float">
            <text:p>2,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6" calcext:value-type="float">
            <text:p>2,826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990" calcext:value-type="float">
            <text:p>3,990</text:p>
          </table:table-cell>
          <table:table-cell table:style-name="ce4" office:value-type="string" calcext:value-type="string">
            <text:p>70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18" calcext:value-type="float">
            <text:p>3,91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969" calcext:value-type="float">
            <text:p>3,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69" calcext:value-type="float">
            <text:p>3,969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5267" calcext:value-type="float">
            <text:p>5,267</text:p>
          </table:table-cell>
          <table:table-cell table:style-name="ce4" office:value-type="string" calcext:value-type="string">
            <text:p>75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27" calcext:value-type="float">
            <text:p>3,62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656" calcext:value-type="float">
            <text:p>3,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6" calcext:value-type="float">
            <text:p>3,656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753" calcext:value-type="float">
            <text:p>4,753</text:p>
          </table:table-cell>
          <table:table-cell table:style-name="ce4" office:value-type="string" calcext:value-type="string">
            <text:p>76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46" calcext:value-type="float">
            <text:p>3,64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702" calcext:value-type="float">
            <text:p>3,7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2" calcext:value-type="float">
            <text:p>3,702</text:p>
          </table:table-cell>
          <table:table-cell table:style-name="ce3" office:value-type="float" office:value="1354" calcext:value-type="float">
            <text:p>1,354</text:p>
          </table:table-cell>
          <table:table-cell table:style-name="ce3" office:value-type="float" office:value="5056" calcext:value-type="float">
            <text:p>5,056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921" calcext:value-type="float">
            <text:p>4,9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964" calcext:value-type="float">
            <text:p>4,9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968" calcext:value-type="float">
            <text:p>4,968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6619" calcext:value-type="float">
            <text:p>6,619</text:p>
          </table:table-cell>
          <table:table-cell table:style-name="ce4" office:value-type="string" calcext:value-type="string">
            <text:p>75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247" calcext:value-type="float">
            <text:p>3,24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49" calcext:value-type="float">
            <text:p>3,249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4474" calcext:value-type="float">
            <text:p>4,474</text:p>
          </table:table-cell>
          <table:table-cell table:style-name="ce4" office:value-type="string" calcext:value-type="string">
            <text:p>72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雙里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258" calcext:value-type="float">
            <text:p>3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8" calcext:value-type="float">
            <text:p>3,258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4289" calcext:value-type="float">
            <text:p>4,289</text:p>
          </table:table-cell>
          <table:table-cell table:style-name="ce4" office:value-type="string" calcext:value-type="string">
            <text:p>75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336" calcext:value-type="float">
            <text:p>2,336</text:p>
          </table:table-cell>
          <table:table-cell table:style-name="ce4" office:value-type="string" calcext:value-type="string">
            <text:p>76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53" calcext:value-type="float">
            <text:p>2,85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3" calcext:value-type="float">
            <text:p>2,883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3705" calcext:value-type="float">
            <text:p>3,705</text:p>
          </table:table-cell>
          <table:table-cell table:style-name="ce4" office:value-type="string" calcext:value-type="string">
            <text:p>77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勢里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505" calcext:value-type="float">
            <text:p>3,505</text:p>
          </table:table-cell>
          <table:table-cell table:style-name="ce4" office:value-type="string" calcext:value-type="string">
            <text:p>75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555" calcext:value-type="float">
            <text:p>1,555</text:p>
          </table:table-cell>
          <table:table-cell table:style-name="ce4" office:value-type="string" calcext:value-type="string">
            <text:p>75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22" calcext:value-type="float">
            <text:p>3,82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3866" calcext:value-type="float">
            <text:p>3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66" calcext:value-type="float">
            <text:p>3,866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988" calcext:value-type="float">
            <text:p>4,988</text:p>
          </table:table-cell>
          <table:table-cell table:style-name="ce4" office:value-type="string" calcext:value-type="string">
            <text:p>77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05" calcext:value-type="float">
            <text:p>4,00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2" calcext:value-type="float">
            <text:p>4,062</text:p>
          </table:table-cell>
          <table:table-cell table:style-name="ce3" office:value-type="float" office:value="2415" calcext:value-type="float">
            <text:p>2,415</text:p>
          </table:table-cell>
          <table:table-cell table:style-name="ce3" office:value-type="float" office:value="6477" calcext:value-type="float">
            <text:p>6,477</text:p>
          </table:table-cell>
          <table:table-cell table:style-name="ce4" office:value-type="string" calcext:value-type="string">
            <text:p>62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48" calcext:value-type="float">
            <text:p>2,7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687" calcext:value-type="float">
            <text:p>3,687</text:p>
          </table:table-cell>
          <table:table-cell table:style-name="ce4" office:value-type="string" calcext:value-type="string">
            <text:p>7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貴里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41" calcext:value-type="float">
            <text:p>2,2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969" calcext:value-type="float">
            <text:p>2,969</text:p>
          </table:table-cell>
          <table:table-cell table:style-name="ce4" office:value-type="string" calcext:value-type="string">
            <text:p>7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796" calcext:value-type="float">
            <text:p>2,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6" calcext:value-type="float">
            <text:p>2,79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658" calcext:value-type="float">
            <text:p>3,658</text:p>
          </table:table-cell>
          <table:table-cell table:style-name="ce4" office:value-type="string" calcext:value-type="string">
            <text:p>76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金陵里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2754" calcext:value-type="float">
            <text:p>2,754</text:p>
          </table:table-cell>
          <table:table-cell table:style-name="ce4" office:value-type="string" calcext:value-type="string">
            <text:p>76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貴里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3834" calcext:value-type="float">
            <text:p>3,834</text:p>
          </table:table-cell>
          <table:table-cell table:style-name="ce4" office:value-type="string" calcext:value-type="string">
            <text:p>75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富里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18" calcext:value-type="float">
            <text:p>2,7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753" calcext:value-type="float">
            <text:p>2,7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4" calcext:value-type="float">
            <text:p>2,75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686" calcext:value-type="float">
            <text:p>3,686</text:p>
          </table:table-cell>
          <table:table-cell table:style-name="ce4" office:value-type="string" calcext:value-type="string">
            <text:p>74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1285" calcext:value-type="float">
            <text:p>1,285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00" calcext:value-type="float">
            <text:p>3,00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035" calcext:value-type="float">
            <text:p>3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5" calcext:value-type="float">
            <text:p>3,03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084" calcext:value-type="float">
            <text:p>4,084</text:p>
          </table:table-cell>
          <table:table-cell table:style-name="ce4" office:value-type="string" calcext:value-type="string">
            <text:p>74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安里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84" calcext:value-type="float">
            <text:p>2,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4" calcext:value-type="float">
            <text:p>2,58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3696" calcext:value-type="float">
            <text:p>3,696</text:p>
          </table:table-cell>
          <table:table-cell table:style-name="ce4" office:value-type="string" calcext:value-type="string">
            <text:p>6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543" calcext:value-type="float">
            <text:p>2,543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844" calcext:value-type="float">
            <text:p>2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4" calcext:value-type="float">
            <text:p>2,844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932" calcext:value-type="float">
            <text:p>3,932</text:p>
          </table:table-cell>
          <table:table-cell table:style-name="ce4" office:value-type="string" calcext:value-type="string">
            <text:p>72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79" calcext:value-type="float">
            <text:p>3,57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974" calcext:value-type="float">
            <text:p>4,974</text:p>
          </table:table-cell>
          <table:table-cell table:style-name="ce4" office:value-type="string" calcext:value-type="string">
            <text:p>72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3" calcext:value-type="float">
            <text:p>1,963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740" calcext:value-type="float">
            <text:p>2,740</text:p>
          </table:table-cell>
          <table:table-cell table:style-name="ce4" office:value-type="string" calcext:value-type="string">
            <text:p>71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社里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00" calcext:value-type="float">
            <text:p>2,20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037" calcext:value-type="float">
            <text:p>3,037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4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貿易里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857" calcext:value-type="float">
            <text:p>1,857</text:p>
          </table:table-cell>
          <table:table-cell table:style-name="ce4" office:value-type="string" calcext:value-type="string">
            <text:p>77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314" calcext:value-type="float">
            <text:p>2,314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568" calcext:value-type="float">
            <text:p>1,568</text:p>
          </table:table-cell>
          <table:table-cell table:style-name="ce4" office:value-type="string" calcext:value-type="string">
            <text:p>76.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龍潭區</text:p>
          </table:table-cell>
          <table:table-cell table:style-name="ce2"/>
          <table:table-cell table:style-name="ce3" office:value-type="float" office:value="22616" calcext:value-type="float">
            <text:p>22,616</text:p>
          </table:table-cell>
          <table:table-cell table:style-name="ce3" office:value-type="float" office:value="33505" calcext:value-type="float">
            <text:p>33,505</text:p>
          </table:table-cell>
          <table:table-cell table:style-name="ce3" office:value-type="float" office:value="15221" calcext:value-type="float">
            <text:p>15,221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72125" calcext:value-type="float">
            <text:p>72,125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72920" calcext:value-type="float">
            <text:p>72,9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923" calcext:value-type="float">
            <text:p>72,923</text:p>
          </table:table-cell>
          <table:table-cell table:style-name="ce3" office:value-type="float" office:value="27737" calcext:value-type="float">
            <text:p>27,737</text:p>
          </table:table-cell>
          <table:table-cell table:style-name="ce3" office:value-type="float" office:value="100660" calcext:value-type="float">
            <text:p>100,660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黃唐里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133" calcext:value-type="float">
            <text:p>3,13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3" calcext:value-type="float">
            <text:p>3,163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4453" calcext:value-type="float">
            <text:p>4,453</text:p>
          </table:table-cell>
          <table:table-cell table:style-name="ce4" office:value-type="string" calcext:value-type="string">
            <text:p>71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835" calcext:value-type="float">
            <text:p>1,8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575" calcext:value-type="float">
            <text:p>2,575</text:p>
          </table:table-cell>
          <table:table-cell table:style-name="ce4" office:value-type="string" calcext:value-type="string">
            <text:p>71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1929" calcext:value-type="float">
            <text:p>1,929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443" calcext:value-type="float">
            <text:p>4,44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482" calcext:value-type="float">
            <text:p>4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82" calcext:value-type="float">
            <text:p>4,482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6323" calcext:value-type="float">
            <text:p>6,323</text:p>
          </table:table-cell>
          <table:table-cell table:style-name="ce4" office:value-type="string" calcext:value-type="string">
            <text:p>70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樹林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2516" calcext:value-type="float">
            <text:p>2,516</text:p>
          </table:table-cell>
          <table:table-cell table:style-name="ce4" office:value-type="string" calcext:value-type="string">
            <text:p>72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40" calcext:value-type="float">
            <text:p>3,1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460" calcext:value-type="float">
            <text:p>4,460</text:p>
          </table:table-cell>
          <table:table-cell table:style-name="ce4" office:value-type="string" calcext:value-type="string">
            <text:p>70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百年里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741" calcext:value-type="float">
            <text:p>1,741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4" calcext:value-type="float">
            <text:p>3,174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4168" calcext:value-type="float">
            <text:p>4,168</text:p>
          </table:table-cell>
          <table:table-cell table:style-name="ce4" office:value-type="string" calcext:value-type="string">
            <text:p>7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凌雲里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421" calcext:value-type="float">
            <text:p>2,42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8" calcext:value-type="float">
            <text:p>2,458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555" calcext:value-type="float">
            <text:p>3,555</text:p>
          </table:table-cell>
          <table:table-cell table:style-name="ce4" office:value-type="string" calcext:value-type="string">
            <text:p>69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282" calcext:value-type="float">
            <text:p>2,28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1" calcext:value-type="float">
            <text:p>2,311</text:p>
          </table:table-cell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3274" calcext:value-type="float">
            <text:p>3,274</text:p>
          </table:table-cell>
          <table:table-cell table:style-name="ce4" office:value-type="string" calcext:value-type="string">
            <text:p>70.5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238" calcext:value-type="float">
            <text:p>1,23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94" calcext:value-type="float">
            <text:p>2,79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040" calcext:value-type="float">
            <text:p>4,040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德里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33" calcext:value-type="float">
            <text:p>1,93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51" calcext:value-type="float">
            <text:p>1,951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775" calcext:value-type="float">
            <text:p>2,775</text:p>
          </table:table-cell>
          <table:table-cell table:style-name="ce4"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5" calcext:value-type="float">
            <text:p>3,115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276" calcext:value-type="float">
            <text:p>4,276</text:p>
          </table:table-cell>
          <table:table-cell table:style-name="ce4" office:value-type="string" calcext:value-type="string">
            <text:p>72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767" calcext:value-type="float">
            <text:p>1,767</text:p>
          </table:table-cell>
          <table:table-cell table:style-name="ce4" office:value-type="string" calcext:value-type="string">
            <text:p>76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星里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94" calcext:value-type="float">
            <text:p>3,09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4" calcext:value-type="float">
            <text:p>3,134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4033" calcext:value-type="float">
            <text:p>4,033</text:p>
          </table:table-cell>
          <table:table-cell table:style-name="ce4" office:value-type="string" calcext:value-type="string">
            <text:p>77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1849" calcext:value-type="float">
            <text:p>1,849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28" calcext:value-type="float">
            <text:p>3,92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5390" calcext:value-type="float">
            <text:p>5,390</text:p>
          </table:table-cell>
          <table:table-cell table:style-name="ce4" office:value-type="string" calcext:value-type="string">
            <text:p>73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華里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258" calcext:value-type="float">
            <text:p>2,2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7" calcext:value-type="float">
            <text:p>2,277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3071" calcext:value-type="float">
            <text:p>3,071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38" calcext:value-type="float">
            <text:p>2,53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0" calcext:value-type="float">
            <text:p>2,570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3591" calcext:value-type="float">
            <text:p>3,591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92" calcext:value-type="float">
            <text:p>1,392</text:p>
          </table:table-cell>
          <table:table-cell table:style-name="ce4" office:value-type="string" calcext:value-type="string">
            <text:p>72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34" calcext:value-type="float">
            <text:p>1,534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4" calcext:value-type="float">
            <text:p>2,61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645" calcext:value-type="float">
            <text:p>3,645</text:p>
          </table:table-cell>
          <table:table-cell table:style-name="ce4" office:value-type="string" calcext:value-type="string">
            <text:p>71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33" calcext:value-type="float">
            <text:p>2,7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2" calcext:value-type="float">
            <text:p>2,762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3908" calcext:value-type="float">
            <text:p>3,908</text:p>
          </table:table-cell>
          <table:table-cell table:style-name="ce4" office:value-type="string" calcext:value-type="string">
            <text:p>70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2054" calcext:value-type="float">
            <text:p>2,054</text:p>
          </table:table-cell>
          <table:table-cell table:style-name="ce4" office:value-type="string" calcext:value-type="string">
            <text:p>67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佳安里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1219" calcext:value-type="float">
            <text:p>1,219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26" calcext:value-type="float">
            <text:p>2,5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379" calcext:value-type="float">
            <text:p>3,379</text:p>
          </table:table-cell>
          <table:table-cell table:style-name="ce4" office:value-type="string" calcext:value-type="string">
            <text:p>75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坑里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96" calcext:value-type="float">
            <text:p>1,796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611" calcext:value-type="float">
            <text:p>2,611</text:p>
          </table:table-cell>
          <table:table-cell table:style-name="ce4" office:value-type="string" calcext:value-type="string">
            <text:p>68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林里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2998" calcext:value-type="float">
            <text:p>2,998</text:p>
          </table:table-cell>
          <table:table-cell table:style-name="ce4" office:value-type="string" calcext:value-type="string">
            <text:p>7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林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1466" calcext:value-type="float">
            <text:p>1,466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7" calcext:value-type="float">
            <text:p>2,627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477" calcext:value-type="float">
            <text:p>3,477</text:p>
          </table:table-cell>
          <table:table-cell table:style-name="ce4" office:value-type="string" calcext:value-type="string">
            <text:p>7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209" calcext:value-type="float">
            <text:p>3,209</text:p>
          </table:table-cell>
          <table:table-cell table:style-name="ce4" office:value-type="string" calcext:value-type="string">
            <text:p>73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平里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62" calcext:value-type="float">
            <text:p>2,16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3" calcext:value-type="float">
            <text:p>2,193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088" calcext:value-type="float">
            <text:p>3,088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771" calcext:value-type="float">
            <text:p>2,77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801" calcext:value-type="float">
            <text:p>2,8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02" calcext:value-type="float">
            <text:p>2,802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4006" calcext:value-type="float">
            <text:p>4,006</text:p>
          </table:table-cell>
          <table:table-cell table:style-name="ce4" office:value-type="string" calcext:value-type="string">
            <text:p>69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渴望里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8" calcext:value-type="float">
            <text:p>1,70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2197" calcext:value-type="float">
            <text:p>2,197</text:p>
          </table:table-cell>
          <table:table-cell table:style-name="ce4" office:value-type="string" calcext:value-type="string">
            <text:p>77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水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49" calcext:value-type="float">
            <text:p>649</text:p>
          </table:table-cell>
          <table:table-cell table:style-name="ce4" office:value-type="string" calcext:value-type="string">
            <text:p>77.81</text:p>
          </table:table-cell>
          <table:table-cell table:number-columns-repeated="1010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桃園市第6選舉區" table:style-name="ta6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第11屆區域立法委員選舉桃園市第6選舉區候選人在各村(里)得票數一覽表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6" table:number-rows-spanned="1">
            <text:p>各候選人得票情形</text:p>
          </table:table-cell>
          <table:covered-table-cell table:number-columns-repeated="5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8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葉堂宇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趙正宇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李慕妍</text:p>
            <text:p>台灣民眾黨</text:p>
          </table:table-cell>
          <table:table-cell table:style-name="ce1" office:value-type="string" calcext:value-type="string" table:number-columns-spanned="1" table:number-rows-spanned="3">
            <text:p>(4)</text:p>
            <text:p>邱若華</text:p>
            <text:p>中國國民黨</text:p>
          </table:table-cell>
          <table:table-cell table:style-name="ce1" office:value-type="string" calcext:value-type="string" table:number-columns-spanned="1" table:number-rows-spanned="3">
            <text:p>(5)</text:p>
            <text:p>翁紹庭</text:p>
            <text:p>人民最大黨</text:p>
          </table:table-cell>
          <table:table-cell table:style-name="ce1" office:value-type="string" calcext:value-type="string" table:number-columns-spanned="1" table:number-rows-spanned="3">
            <text:p>(6)</text:p>
            <text:p>劉睿宸</text:p>
            <text:p>復康聯盟黨</text:p>
          </table:table-cell>
          <table:covered-table-cell table:number-columns-repeated="8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covered-table-cell table:number-columns-repeated="16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2523" calcext:value-type="float">
            <text:p>2,523</text:p>
          </table:table-cell>
          <table:table-cell table:style-name="ce3" office:value-type="float" office:value="76346" calcext:value-type="float">
            <text:p>76,346</text:p>
          </table:table-cell>
          <table:table-cell table:style-name="ce3" office:value-type="float" office:value="35183" calcext:value-type="float">
            <text:p>35,183</text:p>
          </table:table-cell>
          <table:table-cell table:style-name="ce3" office:value-type="float" office:value="81513" calcext:value-type="float">
            <text:p>81,513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2689" calcext:value-type="float">
            <text:p>2,689</text:p>
          </table:table-cell>
          <table:table-cell table:style-name="ce3" office:value-type="float" office:value="199144" calcext:value-type="float">
            <text:p>199,144</text:p>
          </table:table-cell>
          <table:table-cell table:style-name="ce3" office:value-type="float" office:value="4486" calcext:value-type="float">
            <text:p>4,486</text:p>
          </table:table-cell>
          <table:table-cell table:style-name="ce3" office:value-type="float" office:value="203630" calcext:value-type="float">
            <text:p>203,6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3633" calcext:value-type="float">
            <text:p>203,633</text:p>
          </table:table-cell>
          <table:table-cell table:style-name="ce3" office:value-type="float" office:value="78583" calcext:value-type="float">
            <text:p>78,583</text:p>
          </table:table-cell>
          <table:table-cell table:style-name="ce3" office:value-type="float" office:value="282216" calcext:value-type="float">
            <text:p>282,216</text:p>
          </table:table-cell>
          <table:table-cell table:style-name="ce4" office:value-type="string" calcext:value-type="string">
            <text:p>72.15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八德區</text:p>
          </table:table-cell>
          <table:table-cell table:style-name="ce2"/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46294" calcext:value-type="float">
            <text:p>46,294</text:p>
          </table:table-cell>
          <table:table-cell table:style-name="ce3" office:value-type="float" office:value="21234" calcext:value-type="float">
            <text:p>21,234</text:p>
          </table:table-cell>
          <table:table-cell table:style-name="ce3" office:value-type="float" office:value="46571" calcext:value-type="float">
            <text:p>46,57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117623" calcext:value-type="float">
            <text:p>117,623</text:p>
          </table:table-cell>
          <table:table-cell table:style-name="ce3" office:value-type="float" office:value="2669" calcext:value-type="float">
            <text:p>2,669</text:p>
          </table:table-cell>
          <table:table-cell table:style-name="ce3" office:value-type="float" office:value="120292" calcext:value-type="float">
            <text:p>120,2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0294" calcext:value-type="float">
            <text:p>120,294</text:p>
          </table:table-cell>
          <table:table-cell table:style-name="ce3" office:value-type="float" office:value="45960" calcext:value-type="float">
            <text:p>45,960</text:p>
          </table:table-cell>
          <table:table-cell table:style-name="ce3" office:value-type="float" office:value="166254" calcext:value-type="float">
            <text:p>166,254</text:p>
          </table:table-cell>
          <table:table-cell table:style-name="ce4" office:value-type="string" calcext:value-type="string">
            <text:p>72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9" calcext:value-type="float">
            <text:p>2,429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4254" calcext:value-type="float">
            <text:p>4,254</text:p>
          </table:table-cell>
          <table:table-cell table:style-name="ce4" office:value-type="string" calcext:value-type="string">
            <text:p>57.1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3" calcext:value-type="float">
            <text:p>2,863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075" calcext:value-type="float">
            <text:p>4,075</text:p>
          </table:table-cell>
          <table:table-cell table:style-name="ce4" office:value-type="string" calcext:value-type="string">
            <text:p>70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001" calcext:value-type="float">
            <text:p>3,00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402" calcext:value-type="float">
            <text:p>4,402</text:p>
          </table:table-cell>
          <table:table-cell table:style-name="ce4" office:value-type="string" calcext:value-type="string">
            <text:p>70.1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2" calcext:value-type="float">
            <text:p>2,932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066" calcext:value-type="float">
            <text:p>4,066</text:p>
          </table:table-cell>
          <table:table-cell table:style-name="ce4" office:value-type="string" calcext:value-type="string">
            <text:p>72.1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4" calcext:value-type="float">
            <text:p>1,894</text:p>
          </table:table-cell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2703" calcext:value-type="float">
            <text:p>2,703</text:p>
          </table:table-cell>
          <table:table-cell table:style-name="ce4" office:value-type="string" calcext:value-type="string">
            <text:p>70.0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20" calcext:value-type="float">
            <text:p>3,62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718" calcext:value-type="float">
            <text:p>3,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8" calcext:value-type="float">
            <text:p>3,718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5237" calcext:value-type="float">
            <text:p>5,237</text:p>
          </table:table-cell>
          <table:table-cell table:style-name="ce4" office:value-type="string" calcext:value-type="string">
            <text:p>70.9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669" calcext:value-type="float">
            <text:p>2,669</text:p>
          </table:table-cell>
          <table:table-cell table:style-name="ce4" office:value-type="string" calcext:value-type="string">
            <text:p>74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泰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674" calcext:value-type="float">
            <text:p>2,6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793" calcext:value-type="float">
            <text:p>3,793</text:p>
          </table:table-cell>
          <table:table-cell table:style-name="ce4" office:value-type="string" calcext:value-type="string">
            <text:p>72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發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9" calcext:value-type="float">
            <text:p>2,199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2901" calcext:value-type="float">
            <text:p>2,901</text:p>
          </table:table-cell>
          <table:table-cell table:style-name="ce4" office:value-type="string" calcext:value-type="string">
            <text:p>75.8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1" calcext:value-type="float">
            <text:p>2,231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134" calcext:value-type="float">
            <text:p>3,134</text:p>
          </table:table-cell>
          <table:table-cell table:style-name="ce4" office:value-type="string" calcext:value-type="string">
            <text:p>71.1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867" calcext:value-type="float">
            <text:p>2,867</text:p>
          </table:table-cell>
          <table:table-cell table:style-name="ce4" office:value-type="string" calcext:value-type="string">
            <text:p>72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03" calcext:value-type="float">
            <text:p>1,90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5" calcext:value-type="float">
            <text:p>1,94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559" calcext:value-type="float">
            <text:p>2,559</text:p>
          </table:table-cell>
          <table:table-cell table:style-name="ce4" office:value-type="string" calcext:value-type="string">
            <text:p>76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045" calcext:value-type="float">
            <text:p>3,045</text:p>
          </table:table-cell>
          <table:table-cell table:style-name="ce4" office:value-type="string" calcext:value-type="string">
            <text:p>70.6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3207" calcext:value-type="float">
            <text:p>3,20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271" calcext:value-type="float">
            <text:p>3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1" calcext:value-type="float">
            <text:p>3,271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4344" calcext:value-type="float">
            <text:p>4,344</text:p>
          </table:table-cell>
          <table:table-cell table:style-name="ce4" office:value-type="string" calcext:value-type="string">
            <text:p>75.3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388" calcext:value-type="float">
            <text:p>2,38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48" calcext:value-type="float">
            <text:p>2,44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3402" calcext:value-type="float">
            <text:p>3,402</text:p>
          </table:table-cell>
          <table:table-cell table:style-name="ce4" office:value-type="string" calcext:value-type="string">
            <text:p>71.9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霄裡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5" calcext:value-type="float">
            <text:p>1,435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041" calcext:value-type="float">
            <text:p>2,041</text:p>
          </table:table-cell>
          <table:table-cell table:style-name="ce4" office:value-type="string" calcext:value-type="string">
            <text:p>70.3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友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06" calcext:value-type="float">
            <text:p>906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2001" calcext:value-type="float">
            <text:p>2,001</text:p>
          </table:table-cell>
          <table:table-cell table:style-name="ce4" office:value-type="string" calcext:value-type="string">
            <text:p>72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茄明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6" calcext:value-type="float">
            <text:p>3,366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4740" calcext:value-type="float">
            <text:p>4,740</text:p>
          </table:table-cell>
          <table:table-cell table:style-name="ce4" office:value-type="string" calcext:value-type="string">
            <text:p>71.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84" calcext:value-type="float">
            <text:p>1,68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376" calcext:value-type="float">
            <text:p>2,376</text:p>
          </table:table-cell>
          <table:table-cell table:style-name="ce4" office:value-type="string" calcext:value-type="string">
            <text:p>72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75" calcext:value-type="float">
            <text:p>1,97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1" calcext:value-type="float">
            <text:p>2,02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816" calcext:value-type="float">
            <text:p>2,816</text:p>
          </table:table-cell>
          <table:table-cell table:style-name="ce4" office:value-type="string" calcext:value-type="string">
            <text:p>71.7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高明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473" calcext:value-type="float">
            <text:p>2,47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591" calcext:value-type="float">
            <text:p>3,591</text:p>
          </table:table-cell>
          <table:table-cell table:style-name="ce4" office:value-type="string" calcext:value-type="string">
            <text:p>70.7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高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104" calcext:value-type="float">
            <text:p>2,10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2999" calcext:value-type="float">
            <text:p>2,999</text:p>
          </table:table-cell>
          <table:table-cell table:style-name="ce4" office:value-type="string" calcext:value-type="string">
            <text:p>72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白鷺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14" calcext:value-type="float">
            <text:p>2,01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5" calcext:value-type="float">
            <text:p>2,055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2841" calcext:value-type="float">
            <text:p>2,841</text:p>
          </table:table-cell>
          <table:table-cell table:style-name="ce4" office:value-type="string" calcext:value-type="string">
            <text:p>72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659" calcext:value-type="float">
            <text:p>2,65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3776" calcext:value-type="float">
            <text:p>3,776</text:p>
          </table:table-cell>
          <table:table-cell table:style-name="ce4" office:value-type="string" calcext:value-type="string">
            <text:p>71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發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941" calcext:value-type="float">
            <text:p>1,941</text:p>
          </table:table-cell>
          <table:table-cell table:style-name="ce4" office:value-type="string" calcext:value-type="string">
            <text:p>72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48" calcext:value-type="float">
            <text:p>2,84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3942" calcext:value-type="float">
            <text:p>3,942</text:p>
          </table:table-cell>
          <table:table-cell table:style-name="ce4" office:value-type="string" calcext:value-type="string">
            <text:p>74.2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472" calcext:value-type="float">
            <text:p>2,4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73" calcext:value-type="float">
            <text:p>2,473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414" calcext:value-type="float">
            <text:p>3,414</text:p>
          </table:table-cell>
          <table:table-cell table:style-name="ce4" office:value-type="string" calcext:value-type="string">
            <text:p>72.4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441" calcext:value-type="float">
            <text:p>2,44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330" calcext:value-type="float">
            <text:p>3,330</text:p>
          </table:table-cell>
          <table:table-cell table:style-name="ce4" office:value-type="string" calcext:value-type="string">
            <text:p>74.7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418" calcext:value-type="float">
            <text:p>1,418</text:p>
          </table:table-cell>
          <table:table-cell table:style-name="ce4" office:value-type="string" calcext:value-type="string">
            <text:p>76.8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785" calcext:value-type="float">
            <text:p>2,78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1" calcext:value-type="float">
            <text:p>2,831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808" calcext:value-type="float">
            <text:p>3,808</text:p>
          </table:table-cell>
          <table:table-cell table:style-name="ce4" office:value-type="string" calcext:value-type="string">
            <text:p>74.3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387" calcext:value-type="float">
            <text:p>2,387</text:p>
          </table:table-cell>
          <table:table-cell table:style-name="ce4" office:value-type="string" calcext:value-type="string">
            <text:p>74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307" calcext:value-type="float">
            <text:p>2,307</text:p>
          </table:table-cell>
          <table:table-cell table:style-name="ce4" office:value-type="string" calcext:value-type="string">
            <text:p>68.9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順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631" calcext:value-type="float">
            <text:p>1,63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286" calcext:value-type="float">
            <text:p>2,286</text:p>
          </table:table-cell>
          <table:table-cell table:style-name="ce4" office:value-type="string" calcext:value-type="string">
            <text:p>72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151" calcext:value-type="float">
            <text:p>2,1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059" calcext:value-type="float">
            <text:p>5,059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5160" calcext:value-type="float">
            <text:p>5,1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0" calcext:value-type="float">
            <text:p>5,16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7149" calcext:value-type="float">
            <text:p>7,149</text:p>
          </table:table-cell>
          <table:table-cell table:style-name="ce4" office:value-type="string" calcext:value-type="string">
            <text:p>72.1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00" calcext:value-type="float">
            <text:p>1,90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53" calcext:value-type="float">
            <text:p>2,653</text:p>
          </table:table-cell>
          <table:table-cell table:style-name="ce4" office:value-type="string" calcext:value-type="string">
            <text:p>73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信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7" calcext:value-type="float">
            <text:p>2,167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104" calcext:value-type="float">
            <text:p>3,104</text:p>
          </table:table-cell>
          <table:table-cell table:style-name="ce4" office:value-type="string" calcext:value-type="string">
            <text:p>69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807" calcext:value-type="float">
            <text:p>2,80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866" calcext:value-type="float">
            <text:p>2,8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67" calcext:value-type="float">
            <text:p>2,867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134" calcext:value-type="float">
            <text:p>4,134</text:p>
          </table:table-cell>
          <table:table-cell table:style-name="ce4" office:value-type="string" calcext:value-type="string">
            <text:p>69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慶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332" calcext:value-type="float">
            <text:p>1,332</text:p>
          </table:table-cell>
          <table:table-cell table:style-name="ce4" office:value-type="string" calcext:value-type="string">
            <text:p>70.2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4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3086" calcext:value-type="float">
            <text:p>3,086</text:p>
          </table:table-cell>
          <table:table-cell table:style-name="ce4" office:value-type="string" calcext:value-type="string">
            <text:p>76.1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417" calcext:value-type="float">
            <text:p>2,41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78" calcext:value-type="float">
            <text:p>2,47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539" calcext:value-type="float">
            <text:p>3,539</text:p>
          </table:table-cell>
          <table:table-cell table:style-name="ce4" office:value-type="string" calcext:value-type="string">
            <text:p>70.0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641" calcext:value-type="float">
            <text:p>1,641</text:p>
          </table:table-cell>
          <table:table-cell table:style-name="ce4" office:value-type="string" calcext:value-type="string">
            <text:p>71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35" calcext:value-type="float">
            <text:p>3,03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4166" calcext:value-type="float">
            <text:p>4,166</text:p>
          </table:table-cell>
          <table:table-cell table:style-name="ce4" office:value-type="string" calcext:value-type="string">
            <text:p>74.4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548" calcext:value-type="float">
            <text:p>3,54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28" calcext:value-type="float">
            <text:p>3,628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4736" calcext:value-type="float">
            <text:p>4,736</text:p>
          </table:table-cell>
          <table:table-cell table:style-name="ce4" office:value-type="string" calcext:value-type="string">
            <text:p>76.6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正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093" calcext:value-type="float">
            <text:p>3,09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249" calcext:value-type="float">
            <text:p>4,249</text:p>
          </table:table-cell>
          <table:table-cell table:style-name="ce4" office:value-type="string" calcext:value-type="string">
            <text:p>74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763" calcext:value-type="float">
            <text:p>3,76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831" calcext:value-type="float">
            <text:p>3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1" calcext:value-type="float">
            <text:p>3,831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5011" calcext:value-type="float">
            <text:p>5,011</text:p>
          </table:table-cell>
          <table:table-cell table:style-name="ce4" office:value-type="string" calcext:value-type="string">
            <text:p>76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強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5" calcext:value-type="float">
            <text:p>2,29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021" calcext:value-type="float">
            <text:p>3,021</text:p>
          </table:table-cell>
          <table:table-cell table:style-name="ce4" office:value-type="string" calcext:value-type="string">
            <text:p>75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勇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873" calcext:value-type="float">
            <text:p>2,87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3" calcext:value-type="float">
            <text:p>2,953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956" calcext:value-type="float">
            <text:p>3,956</text:p>
          </table:table-cell>
          <table:table-cell table:style-name="ce4" office:value-type="string" calcext:value-type="string">
            <text:p>74.6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81" calcext:value-type="float">
            <text:p>1,781</text:p>
          </table:table-cell>
          <table:table-cell table:style-name="ce4" office:value-type="string" calcext:value-type="string">
            <text:p>72.2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千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65" calcext:value-type="float">
            <text:p>565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108" calcext:value-type="float">
            <text:p>2,108</text:p>
          </table:table-cell>
          <table:table-cell table:style-name="ce4" office:value-type="string" calcext:value-type="string">
            <text:p>72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大漢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634" calcext:value-type="float">
            <text:p>2,63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5" calcext:value-type="float">
            <text:p>2,705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3696" calcext:value-type="float">
            <text:p>3,696</text:p>
          </table:table-cell>
          <table:table-cell table:style-name="ce4" office:value-type="string" calcext:value-type="string">
            <text:p>73.1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大溪區</text:p>
          </table:table-cell>
          <table:table-cell table:style-name="ce2"/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1550" calcext:value-type="float">
            <text:p>21,550</text:p>
          </table:table-cell>
          <table:table-cell table:style-name="ce3" office:value-type="float" office:value="8248" calcext:value-type="float">
            <text:p>8,248</text:p>
          </table:table-cell>
          <table:table-cell table:style-name="ce3" office:value-type="float" office:value="19899" calcext:value-type="float">
            <text:p>19,89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51429" calcext:value-type="float">
            <text:p>51,429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52538" calcext:value-type="float">
            <text:p>52,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538" calcext:value-type="float">
            <text:p>52,538</text:p>
          </table:table-cell>
          <table:table-cell table:style-name="ce3" office:value-type="float" office:value="20754" calcext:value-type="float">
            <text:p>20,754</text:p>
          </table:table-cell>
          <table:table-cell table:style-name="ce3" office:value-type="float" office:value="73292" calcext:value-type="float">
            <text:p>73,292</text:p>
          </table:table-cell>
          <table:table-cell table:style-name="ce4" office:value-type="string" calcext:value-type="string">
            <text:p>71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320" calcext:value-type="float">
            <text:p>1,320</text:p>
          </table:table-cell>
          <table:table-cell table:style-name="ce4" office:value-type="string" calcext:value-type="string">
            <text:p>74.5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927" calcext:value-type="float">
            <text:p>927</text:p>
          </table:table-cell>
          <table:table-cell table:style-name="ce4" office:value-type="string" calcext:value-type="string">
            <text:p>75.8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893" calcext:value-type="float">
            <text:p>2,89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9" calcext:value-type="float">
            <text:p>2,959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081" calcext:value-type="float">
            <text:p>4,081</text:p>
          </table:table-cell>
          <table:table-cell table:style-name="ce4" office:value-type="string" calcext:value-type="string">
            <text:p>72.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983" calcext:value-type="float">
            <text:p>2,98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0" calcext:value-type="float">
            <text:p>3,040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4457" calcext:value-type="float">
            <text:p>4,457</text:p>
          </table:table-cell>
          <table:table-cell table:style-name="ce4" office:value-type="string" calcext:value-type="string">
            <text:p>68.2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474" calcext:value-type="float">
            <text:p>3,47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3544" calcext:value-type="float">
            <text:p>3,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4" calcext:value-type="float">
            <text:p>3,544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5037" calcext:value-type="float">
            <text:p>5,037</text:p>
          </table:table-cell>
          <table:table-cell table:style-name="ce4" office:value-type="string" calcext:value-type="string">
            <text:p>70.3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168" calcext:value-type="float">
            <text:p>1,168</text:p>
          </table:table-cell>
          <table:table-cell table:style-name="ce4" office:value-type="string" calcext:value-type="string">
            <text:p>72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1.9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康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86" calcext:value-type="float">
            <text:p>1,186</text:p>
          </table:table-cell>
          <table:table-cell table:style-name="ce4" office:value-type="string" calcext:value-type="string">
            <text:p>74.4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618" calcext:value-type="float">
            <text:p>1,618</text:p>
          </table:table-cell>
          <table:table-cell table:style-name="ce4" office:value-type="string" calcext:value-type="string">
            <text:p>73.0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美華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9" calcext:value-type="float">
            <text:p>2,109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2908" calcext:value-type="float">
            <text:p>2,908</text:p>
          </table:table-cell>
          <table:table-cell table:style-name="ce4" office:value-type="string" calcext:value-type="string">
            <text:p>72.5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72" calcext:value-type="float">
            <text:p>1,47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108" calcext:value-type="float">
            <text:p>2,108</text:p>
          </table:table-cell>
          <table:table-cell table:style-name="ce4" office:value-type="string" calcext:value-type="string">
            <text:p>71.8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828" calcext:value-type="float">
            <text:p>828</text:p>
          </table:table-cell>
          <table:table-cell table:style-name="ce4" office:value-type="string" calcext:value-type="string">
            <text:p>69.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69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59" calcext:value-type="float">
            <text:p>1,459</text:p>
          </table:table-cell>
          <table:table-cell table:style-name="ce4" office:value-type="string" calcext:value-type="string">
            <text:p>76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445" calcext:value-type="float">
            <text:p>1,44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19" calcext:value-type="float">
            <text:p>2,119</text:p>
          </table:table-cell>
          <table:table-cell table:style-name="ce4" office:value-type="string" calcext:value-type="string">
            <text:p>69.8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善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195" calcext:value-type="float">
            <text:p>3,195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4447" calcext:value-type="float">
            <text:p>4,447</text:p>
          </table:table-cell>
          <table:table-cell table:style-name="ce4" office:value-type="string" calcext:value-type="string">
            <text:p>73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34" calcext:value-type="float">
            <text:p>2,234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3.6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僑愛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67" calcext:value-type="float">
            <text:p>1,66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0" calcext:value-type="float">
            <text:p>1,70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310" calcext:value-type="float">
            <text:p>2,310</text:p>
          </table:table-cell>
          <table:table-cell table:style-name="ce4" office:value-type="string" calcext:value-type="string">
            <text:p>73.5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463" calcext:value-type="float">
            <text:p>2,463</text:p>
          </table:table-cell>
          <table:table-cell table:style-name="ce4" office:value-type="string" calcext:value-type="string">
            <text:p>66.4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260" calcext:value-type="float">
            <text:p>3,26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325" calcext:value-type="float">
            <text:p>3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5" calcext:value-type="float">
            <text:p>3,325</text:p>
          </table:table-cell>
          <table:table-cell table:style-name="ce3" office:value-type="float" office:value="1163" calcext:value-type="float">
            <text:p>1,163</text:p>
          </table:table-cell>
          <table:table-cell table:style-name="ce3" office:value-type="float" office:value="4488" calcext:value-type="float">
            <text:p>4,488</text:p>
          </table:table-cell>
          <table:table-cell table:style-name="ce4" office:value-type="string" calcext:value-type="string">
            <text:p>74.0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252" calcext:value-type="float">
            <text:p>1,2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341" calcext:value-type="float">
            <text:p>3,34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560" calcext:value-type="float">
            <text:p>4,560</text:p>
          </table:table-cell>
          <table:table-cell table:style-name="ce4" office:value-type="string" calcext:value-type="string">
            <text:p>74.4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062" calcext:value-type="float">
            <text:p>2,062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2953" calcext:value-type="float">
            <text:p>2,953</text:p>
          </table:table-cell>
          <table:table-cell table:style-name="ce4" office:value-type="string" calcext:value-type="string">
            <text:p>71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文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045" calcext:value-type="float">
            <text:p>1,0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457" calcext:value-type="float">
            <text:p>2,457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3" calcext:value-type="float">
            <text:p>2,513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523" calcext:value-type="float">
            <text:p>3,523</text:p>
          </table:table-cell>
          <table:table-cell table:style-name="ce4" office:value-type="string" calcext:value-type="string">
            <text:p>71.3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177" calcext:value-type="float">
            <text:p>3,177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3246" calcext:value-type="float">
            <text:p>3,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6" calcext:value-type="float">
            <text:p>3,246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4668" calcext:value-type="float">
            <text:p>4,668</text:p>
          </table:table-cell>
          <table:table-cell table:style-name="ce4" office:value-type="string" calcext:value-type="string">
            <text:p>69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2" calcext:value-type="float">
            <text:p>1,49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205" calcext:value-type="float">
            <text:p>2,205</text:p>
          </table:table-cell>
          <table:table-cell table:style-name="ce4" office:value-type="string" calcext:value-type="string">
            <text:p>67.6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545" calcext:value-type="float">
            <text:p>1,545</text:p>
          </table:table-cell>
          <table:table-cell table:style-name="ce4" office:value-type="string" calcext:value-type="string">
            <text:p>68.5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2733" calcext:value-type="float">
            <text:p>2,733</text:p>
          </table:table-cell>
          <table:table-cell table:style-name="ce4" office:value-type="string" calcext:value-type="string">
            <text:p>69.8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瑞源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47" calcext:value-type="float">
            <text:p>2,447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3455" calcext:value-type="float">
            <text:p>3,455</text:p>
          </table:table-cell>
          <table:table-cell table:style-name="ce4" office:value-type="string" calcext:value-type="string">
            <text:p>72.62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復興區</text:p>
          </table:table-cell>
          <table:table-cell table:style-name="ce2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153" calcext:value-type="float">
            <text:p>2,15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3304" calcext:value-type="float">
            <text:p>3,304</text:p>
          </table:table-cell>
          <table:table-cell table:style-name="ce4" office:value-type="string" calcext:value-type="string">
            <text:p>66.2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426" calcext:value-type="float">
            <text:p>1,426</text:p>
          </table:table-cell>
          <table:table-cell table:style-name="ce4" office:value-type="string" calcext:value-type="string">
            <text:p>71.3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澤仁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633" calcext:value-type="float">
            <text:p>633</text:p>
          </table:table-cell>
          <table:table-cell table:style-name="ce4" office:value-type="string" calcext:value-type="string">
            <text:p>66.3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霞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5" calcext:value-type="float">
            <text:p>95</text:p>
          </table:table-cell>
          <table:table-cell table:style-name="ce4" office:value-type="string" calcext:value-type="string">
            <text:p>67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義盛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1.6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羅浮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59" calcext:value-type="float">
            <text:p>359</text:p>
          </table:table-cell>
          <table:table-cell table:style-name="ce4" office:value-type="string" calcext:value-type="string">
            <text:p>63.7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69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奎輝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57.1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高義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52.94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58.6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華陵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19" calcext:value-type="float">
            <text:p>419</text:p>
          </table:table-cell>
          <table:table-cell table:style-name="ce4" office:value-type="string" calcext:value-type="string">
            <text:p>56.09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　中壢區</text:p>
          </table:table-cell>
          <table:table-cell table:style-name="ce2"/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7571" calcext:value-type="float">
            <text:p>7,571</text:p>
          </table:table-cell>
          <table:table-cell table:style-name="ce3" office:value-type="float" office:value="5467" calcext:value-type="float">
            <text:p>5,467</text:p>
          </table:table-cell>
          <table:table-cell table:style-name="ce3" office:value-type="float" office:value="14120" calcext:value-type="float">
            <text:p>14,120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27939" calcext:value-type="float">
            <text:p>27,93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8611" calcext:value-type="float">
            <text:p>28,6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612" calcext:value-type="float">
            <text:p>28,612</text:p>
          </table:table-cell>
          <table:table-cell table:style-name="ce3" office:value-type="float" office:value="10754" calcext:value-type="float">
            <text:p>10,754</text:p>
          </table:table-cell>
          <table:table-cell table:style-name="ce3" office:value-type="float" office:value="39366" calcext:value-type="float">
            <text:p>39,366</text:p>
          </table:table-cell>
          <table:table-cell table:style-name="ce4" office:value-type="string" calcext:value-type="string">
            <text:p>72.6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39" calcext:value-type="float">
            <text:p>1,43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896" calcext:value-type="float">
            <text:p>1,896</text:p>
          </table:table-cell>
          <table:table-cell table:style-name="ce4" office:value-type="string" calcext:value-type="string">
            <text:p>77.5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9" calcext:value-type="float">
            <text:p>2,129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2848" calcext:value-type="float">
            <text:p>2,848</text:p>
          </table:table-cell>
          <table:table-cell table:style-name="ce4" office:value-type="string" calcext:value-type="string">
            <text:p>74.75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07" calcext:value-type="float">
            <text:p>2,907</text:p>
          </table:table-cell>
          <table:table-cell table:style-name="ce4" office:value-type="string" calcext:value-type="string">
            <text:p>72.0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3" calcext:value-type="float">
            <text:p>2,433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292" calcext:value-type="float">
            <text:p>3,292</text:p>
          </table:table-cell>
          <table:table-cell table:style-name="ce4" office:value-type="string" calcext:value-type="string">
            <text:p>73.9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仁祥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82" calcext:value-type="float">
            <text:p>1,8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7" calcext:value-type="float">
            <text:p>1,917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633" calcext:value-type="float">
            <text:p>2,633</text:p>
          </table:table-cell>
          <table:table-cell table:style-name="ce4" office:value-type="string" calcext:value-type="string">
            <text:p>72.8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華勛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22" calcext:value-type="float">
            <text:p>2,62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666" calcext:value-type="float">
            <text:p>2,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6" calcext:value-type="float">
            <text:p>2,666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3709" calcext:value-type="float">
            <text:p>3,709</text:p>
          </table:table-cell>
          <table:table-cell table:style-name="ce4" office:value-type="string" calcext:value-type="string">
            <text:p>71.88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堅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9" calcext:value-type="float">
            <text:p>2,609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3605" calcext:value-type="float">
            <text:p>3,605</text:p>
          </table:table-cell>
          <table:table-cell table:style-name="ce4" office:value-type="string" calcext:value-type="string">
            <text:p>72.37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196" calcext:value-type="float">
            <text:p>2,19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3" calcext:value-type="float">
            <text:p>2,263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256" calcext:value-type="float">
            <text:p>3,256</text:p>
          </table:table-cell>
          <table:table-cell table:style-name="ce4" office:value-type="string" calcext:value-type="string">
            <text:p>69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437" calcext:value-type="float">
            <text:p>3,43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521" calcext:value-type="float">
            <text:p>3,52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22" calcext:value-type="float">
            <text:p>3,522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4902" calcext:value-type="float">
            <text:p>4,902</text:p>
          </table:table-cell>
          <table:table-cell table:style-name="ce4" office:value-type="string" calcext:value-type="string">
            <text:p>71.83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114" calcext:value-type="float">
            <text:p>3,11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4" calcext:value-type="float">
            <text:p>3,194</text:p>
          </table:table-cell>
          <table:table-cell table:style-name="ce3" office:value-type="float" office:value="1273" calcext:value-type="float">
            <text:p>1,273</text:p>
          </table:table-cell>
          <table:table-cell table:style-name="ce3" office:value-type="float" office:value="4467" calcext:value-type="float">
            <text:p>4,467</text:p>
          </table:table-cell>
          <table:table-cell table:style-name="ce4" office:value-type="string" calcext:value-type="string">
            <text:p>71.50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篤行里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8" calcext:value-type="float">
            <text:p>1,888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575" calcext:value-type="float">
            <text:p>2,575</text:p>
          </table:table-cell>
          <table:table-cell table:style-name="ce4" office:value-type="string" calcext:value-type="string">
            <text:p>73.32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70" calcext:value-type="float">
            <text:p>2,37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8" calcext:value-type="float">
            <text:p>2,428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276" calcext:value-type="float">
            <text:p>3,276</text:p>
          </table:table-cell>
          <table:table-cell table:style-name="ce4" office:value-type="string" calcext:value-type="string">
            <text:p>74.11</text:p>
          </table:table-cell>
          <table:table-cell table:number-columns-repeated="100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桃園市第1選舉區" style:display-name="PageStyle_桃園市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桃園市第2選舉區" style:display-name="PageStyle_桃園市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桃園市第3選舉區" style:display-name="PageStyle_桃園市第3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桃園市第4選舉區" style:display-name="PageStyle_桃園市第4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桃園市第5選舉區" style:display-name="PageStyle_桃園市第5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桃園市第6選舉區" style:display-name="PageStyle_桃園市第6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59</meta:creation-date>
    <meta:initial-creator>Apache POI</meta:initial-creator>
    <meta:generator>LibreOffice/6.0.7.3$Linux_X86_64 LibreOffice_project/00m0$Build-3</meta:generator>
    <meta:document-statistic meta:table-count="6" meta:cell-count="7279" meta:object-count="0"/>
  </office:meta>
</office:document-meta>
</file>